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text-properties fo:font-size="12pt" style:font-size-asian="12pt" style:font-size-complex="12pt"/>
    </style:style>
    <style:style style:name="P2" style:family="paragraph" style:parent-style-name="Default">
      <style:text-properties fo:font-size="12pt" officeooo:rsid="000c8327" officeooo:paragraph-rsid="000c8327" style:font-size-asian="12pt" style:font-size-complex="12pt"/>
    </style:style>
    <style:style style:name="P3" style:family="paragraph" style:parent-style-name="Default">
      <style:text-properties fo:font-size="12pt" officeooo:rsid="000c8327" officeooo:paragraph-rsid="000e80fc" style:font-size-asian="12pt" style:font-size-complex="12pt"/>
    </style:style>
    <style:style style:name="P4" style:family="paragraph" style:parent-style-name="Default">
      <style:text-properties fo:font-size="12pt" officeooo:rsid="00194204" officeooo:paragraph-rsid="00194204" style:font-size-asian="12pt" style:font-size-complex="12pt"/>
    </style:style>
    <style:style style:name="P5" style:family="paragraph" style:parent-style-name="Default">
      <style:text-properties fo:font-size="12pt" fo:font-weight="bold" style:font-size-asian="12pt" style:font-weight-asian="bold" style:font-size-complex="12pt"/>
    </style:style>
    <style:style style:name="P6" style:family="paragraph" style:parent-style-name="Default">
      <style:text-properties officeooo:paragraph-rsid="00143223"/>
    </style:style>
    <style:style style:name="P7" style:family="paragraph" style:parent-style-name="Default">
      <style:text-properties officeooo:paragraph-rsid="001c7e3b"/>
    </style:style>
    <style:style style:name="P8" style:family="paragraph" style:parent-style-name="Default">
      <style:paragraph-properties fo:text-align="center" style:justify-single-word="false"/>
    </style:style>
    <style:style style:name="P9" style:family="paragraph" style:parent-style-name="Default">
      <style:paragraph-properties fo:text-align="center" style:justify-single-word="false"/>
      <style:text-properties style:text-line-through-style="none" style:text-line-through-type="none" fo:font-size="14pt" style:text-underline-style="none" fo:font-weight="bold" style:font-size-asian="14pt" style:font-weight-asian="bold"/>
    </style:style>
    <style:style style:name="P10" style:family="paragraph" style:parent-style-name="Default">
      <style:text-properties style:text-line-through-style="none" style:text-line-through-type="none" fo:font-size="12pt" style:text-underline-style="none" fo:font-weight="normal" style:font-size-asian="12pt" style:font-weight-asian="normal" style:font-size-complex="12pt"/>
    </style:style>
    <style:style style:name="P11" style:family="paragraph" style:parent-style-name="Default">
      <style:text-properties style:text-line-through-style="none" style:text-line-through-type="none" fo:font-size="12pt" style:text-underline-style="none" fo:font-weight="normal" officeooo:rsid="00143223" officeooo:paragraph-rsid="00143223" style:font-size-asian="12pt" style:font-weight-asian="normal" style:font-size-complex="12pt"/>
    </style:style>
    <style:style style:name="P12" style:family="paragraph" style:parent-style-name="Default">
      <style:text-properties style:text-line-through-style="none" style:text-line-through-type="none" fo:font-size="12pt" style:text-underline-style="none" fo:font-weight="normal" officeooo:rsid="000c8327" officeooo:paragraph-rsid="000c8327" style:font-size-asian="12pt" style:font-weight-asian="normal" style:font-size-complex="12pt"/>
    </style:style>
    <style:style style:name="P13" style:family="paragraph" style:parent-style-name="Default">
      <style:text-properties style:text-line-through-style="none" style:text-line-through-type="none" fo:font-size="12pt" style:text-underline-style="none" fo:font-weight="normal" officeooo:rsid="002abaf0" officeooo:paragraph-rsid="002abaf0" style:font-size-asian="12pt" style:font-weight-asian="normal" style:font-size-complex="12pt"/>
    </style:style>
    <style:style style:name="P14" style:family="paragraph" style:parent-style-name="Default">
      <style:text-properties style:text-line-through-style="none" style:text-line-through-type="none" fo:font-size="12pt" style:text-underline-style="none" fo:font-weight="normal" officeooo:rsid="00174b24" officeooo:paragraph-rsid="00174b24" style:font-size-asian="12pt" style:font-weight-asian="normal" style:font-size-complex="12pt"/>
    </style:style>
    <style:style style:name="P15" style:family="paragraph" style:parent-style-name="Default">
      <style:text-properties style:text-line-through-style="none" style:text-line-through-type="none" fo:font-size="12pt" style:text-underline-style="none" fo:font-weight="normal" officeooo:rsid="00194204" officeooo:paragraph-rsid="00194204" style:font-size-asian="12pt" style:font-weight-asian="normal" style:font-size-complex="12pt"/>
    </style:style>
    <style:style style:name="P16" style:family="paragraph" style:parent-style-name="Default">
      <style:text-properties style:text-line-through-style="none" style:text-line-through-type="none" fo:font-size="12pt" style:text-underline-style="none" fo:font-weight="normal" officeooo:paragraph-rsid="000c8327" style:font-size-asian="12pt" style:font-weight-asian="normal" style:font-size-complex="12pt"/>
    </style:style>
    <style:style style:name="P17" style:family="paragraph" style:parent-style-name="Default">
      <style:text-properties style:text-line-through-style="none" style:text-line-through-type="none" fo:font-size="12pt" style:text-underline-style="none" fo:font-weight="normal" officeooo:rsid="001e8ae9" officeooo:paragraph-rsid="001e8ae9" style:font-size-asian="12pt" style:font-weight-asian="normal" style:font-size-complex="12pt"/>
    </style:style>
    <style:style style:name="P18" style:family="paragraph" style:parent-style-name="Default">
      <style:text-properties style:text-line-through-style="none" style:text-line-through-type="none" fo:font-size="12pt" style:text-underline-style="none" fo:font-weight="normal" officeooo:rsid="001eb8cb" officeooo:paragraph-rsid="001eb8cb" style:font-size-asian="12pt" style:font-weight-asian="normal" style:font-size-complex="12pt"/>
    </style:style>
    <style:style style:name="P19" style:family="paragraph" style:parent-style-name="Default">
      <style:text-properties style:text-line-through-style="none" style:text-line-through-type="none" fo:font-size="12pt" style:text-underline-style="none" fo:font-weight="normal" officeooo:rsid="002ddb11" officeooo:paragraph-rsid="002ddb11" style:font-size-asian="12pt" style:font-weight-asian="normal" style:font-size-complex="12pt"/>
    </style:style>
    <style:style style:name="P20" style:family="paragraph" style:parent-style-name="Default">
      <style:text-properties style:text-line-through-style="none" style:text-line-through-type="none" fo:font-size="12pt" style:text-underline-style="none" fo:font-weight="normal" officeooo:rsid="002ddb11" officeooo:paragraph-rsid="002e1ac7" style:font-size-asian="12pt" style:font-weight-asian="normal" style:font-size-complex="12pt"/>
    </style:style>
    <style:style style:name="P21" style:family="paragraph" style:parent-style-name="Default">
      <style:text-properties style:text-line-through-style="none" style:text-line-through-type="none" fo:font-size="12pt" style:text-underline-style="none" fo:font-weight="normal" officeooo:rsid="002e1ac7" officeooo:paragraph-rsid="002e1ac7" style:font-size-asian="12pt" style:font-weight-asian="normal" style:font-size-complex="12pt"/>
    </style:style>
    <style:style style:name="P22" style:family="paragraph" style:parent-style-name="Default">
      <style:text-properties style:text-line-through-style="none" style:text-line-through-type="none" fo:font-size="12pt" style:text-underline-style="none" fo:font-weight="bold" style:font-size-asian="12pt" style:font-weight-asian="bold" style:font-size-complex="12pt"/>
    </style:style>
    <style:style style:name="P23" style:family="paragraph" style:parent-style-name="Default">
      <style:text-properties style:text-line-through-style="none" style:text-line-through-type="none" fo:font-size="12pt" style:text-underline-style="none" fo:font-weight="bold" officeooo:rsid="00174b24" officeooo:paragraph-rsid="00174b24" style:font-size-asian="12pt" style:font-weight-asian="bold" style:font-size-complex="12pt" style:font-weight-complex="bold"/>
    </style:style>
    <style:style style:name="P24" style:family="paragraph" style:parent-style-name="Default">
      <style:text-properties style:text-line-through-style="none" style:text-line-through-type="none" fo:font-size="12pt" style:text-underline-style="none" fo:font-weight="bold" officeooo:paragraph-rsid="000c8327" style:font-size-asian="12pt" style:font-weight-asian="bold" style:font-size-complex="12pt"/>
    </style:style>
    <style:style style:name="P25" style:family="paragraph" style:parent-style-name="Default">
      <style:text-properties style:text-line-through-style="none" style:text-line-through-type="none" fo:font-size="12pt" style:text-underline-style="solid" style:text-underline-width="auto" style:text-underline-color="font-color" fo:font-weight="normal" officeooo:rsid="0019c215" officeooo:paragraph-rsid="0019c215" style:font-size-asian="12pt" style:font-weight-asian="normal" style:font-size-complex="12pt"/>
    </style:style>
    <style:style style:name="P26" style:family="paragraph" style:parent-style-name="Default">
      <style:text-properties style:text-line-through-style="none" style:text-line-through-type="none" style:font-name="Times New Roman" fo:font-size="12pt" style:text-underline-style="none" fo:font-weight="normal" officeooo:rsid="0019c215" officeooo:paragraph-rsid="0019c215"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text-line-through-style="none" style:text-line-through-type="none" fo:font-size="14pt" style:text-underline-style="none" fo:font-weight="bold" style:font-size-asian="14pt" style:font-weight-asian="bold" style:font-size-complex="12pt"/>
    </style:style>
    <style:style style:name="P28" style:family="paragraph" style:parent-style-name="Standard">
      <style:paragraph-properties fo:text-align="center" style:justify-single-word="false"/>
      <style:text-properties style:text-line-through-style="none" style:text-line-through-type="none" fo:font-size="14pt" style:text-underline-style="none" fo:font-weight="bold" officeooo:rsid="00294c51" officeooo:paragraph-rsid="00294c51" style:font-size-asian="14pt" style:font-weight-asian="bold" style:font-size-complex="12pt"/>
    </style:style>
    <style:style style:name="P29" style:family="paragraph" style:parent-style-name="Standard">
      <style:text-properties style:text-line-through-style="none" style:text-line-through-type="none" fo:font-size="12pt" style:text-underline-style="none" fo:font-weight="normal" officeooo:paragraph-rsid="0019c215" style:font-size-asian="12pt" style:font-weight-asian="normal" style:font-size-complex="12pt"/>
    </style:style>
    <style:style style:name="P30" style:family="paragraph" style:parent-style-name="Default">
      <style:paragraph-properties fo:margin-left="0cm" fo:margin-right="0cm" fo:margin-top="0cm" fo:margin-bottom="0.069cm" loext:contextual-spacing="false" fo:text-indent="0cm" style:auto-text-indent="false"/>
      <style:text-properties style:text-line-through-style="none" style:text-line-through-type="none" fo:font-size="12pt" style:text-underline-style="none" fo:font-weight="normal" officeooo:paragraph-rsid="000c8327" style:font-size-asian="12pt" style:font-weight-asian="normal" style:font-size-complex="12pt" style:font-weight-complex="normal"/>
    </style:style>
    <style:style style:name="P31" style:family="paragraph" style:parent-style-name="Default">
      <style:paragraph-properties fo:margin-left="0cm" fo:margin-right="0cm" fo:margin-top="0cm" fo:margin-bottom="0.069cm" loext:contextual-spacing="false" fo:text-indent="0cm" style:auto-text-indent="false"/>
      <style:text-properties style:text-line-through-style="none" style:text-line-through-type="none" fo:font-size="12pt" style:text-underline-style="none" fo:font-weight="bold" style:font-size-asian="12pt" style:font-weight-asian="bold" style:font-size-complex="12pt"/>
    </style:style>
    <style:style style:name="P32" style:family="paragraph" style:parent-style-name="Default">
      <style:paragraph-properties fo:margin-left="0cm" fo:margin-right="0cm" fo:margin-top="0cm" fo:margin-bottom="0cm" loext:contextual-spacing="false" fo:text-indent="0cm" style:auto-text-indent="false"/>
      <style:text-properties style:text-line-through-style="none" style:text-line-through-type="none" fo:font-size="12pt" style:text-underline-style="none" fo:font-weight="bold" style:font-size-asian="12pt" style:font-weight-asian="bold" style:font-size-complex="12pt"/>
    </style:style>
    <style:style style:name="P33" style:family="paragraph" style:parent-style-name="Default">
      <style:paragraph-properties fo:margin-left="0cm" fo:margin-right="0cm" fo:margin-top="0cm" fo:margin-bottom="0cm" loext:contextual-spacing="false" fo:text-indent="0cm" style:auto-text-indent="false"/>
      <style:text-properties fo:font-size="12pt" officeooo:rsid="002e830d" officeooo:paragraph-rsid="002e830d" style:font-size-asian="12pt" style:font-size-complex="12pt"/>
    </style:style>
    <style:style style:name="P34" style:family="paragraph" style:parent-style-name="Default">
      <style:paragraph-properties fo:margin-left="0cm" fo:margin-right="0cm" fo:margin-top="0cm" fo:margin-bottom="0cm" loext:contextual-spacing="false" fo:text-indent="0cm" style:auto-text-indent="false"/>
      <style:text-properties officeooo:paragraph-rsid="002e830d"/>
    </style:style>
    <style:style style:name="P35" style:family="paragraph" style:parent-style-name="Default" style:list-style-name="L1">
      <style:text-properties style:text-line-through-style="none" style:text-line-through-type="none" fo:font-size="12pt" style:text-underline-style="none" fo:font-weight="normal" officeooo:rsid="000c8327" officeooo:paragraph-rsid="000e80fc" style:font-size-asian="12pt" style:font-weight-asian="normal" style:font-size-complex="12pt"/>
    </style:style>
    <style:style style:name="P36" style:family="paragraph" style:parent-style-name="Default" style:list-style-name="L1">
      <style:text-properties style:text-line-through-style="none" style:text-line-through-type="none" fo:font-size="12pt" style:text-underline-style="none" fo:font-weight="normal" officeooo:rsid="000e80fc" officeooo:paragraph-rsid="000e80fc" style:font-size-asian="12pt" style:font-weight-asian="normal" style:font-size-complex="12pt"/>
    </style:style>
    <style:style style:name="P37" style:family="paragraph" style:parent-style-name="Default" style:list-style-name="L2">
      <style:text-properties style:text-line-through-style="none" style:text-line-through-type="none" fo:font-size="12pt" style:text-underline-style="none" fo:font-weight="normal" officeooo:rsid="000f93a5" officeooo:paragraph-rsid="000f93a5" style:font-size-asian="12pt" style:font-weight-asian="normal" style:font-size-complex="12pt"/>
    </style:style>
    <style:style style:name="P38" style:family="paragraph" style:parent-style-name="Default" style:list-style-name="L3">
      <style:text-properties style:text-line-through-style="none" style:text-line-through-type="none" fo:font-size="12pt" style:text-underline-style="none" fo:font-weight="normal" officeooo:rsid="000f93a5" officeooo:paragraph-rsid="001344e8" style:font-size-asian="12pt" style:font-weight-asian="normal" style:font-size-complex="12pt"/>
    </style:style>
    <style:style style:name="P39" style:family="paragraph" style:parent-style-name="Default" style:list-style-name="L2">
      <style:text-properties style:text-line-through-style="none" style:text-line-through-type="none" fo:font-size="12pt" style:text-underline-style="none" fo:font-weight="normal" officeooo:rsid="0015bb8e" officeooo:paragraph-rsid="0015bb8e" style:font-size-asian="12pt" style:font-weight-asian="normal" style:font-size-complex="12pt"/>
    </style:style>
    <style:style style:name="P40" style:family="paragraph" style:parent-style-name="Default" style:list-style-name="L4">
      <style:text-properties style:text-line-through-style="none" style:text-line-through-type="none" fo:font-size="12pt" style:text-underline-style="none" fo:font-weight="normal" officeooo:rsid="00194204" officeooo:paragraph-rsid="00194204" style:font-size-asian="12pt" style:font-weight-asian="normal" style:font-size-complex="12pt"/>
    </style:style>
    <style:style style:name="P41" style:family="paragraph" style:parent-style-name="Default" style:list-style-name="L4">
      <style:text-properties style:text-line-through-style="none" style:text-line-through-type="none" fo:font-size="12pt" style:text-underline-style="none" fo:font-weight="normal" officeooo:rsid="0019c215" officeooo:paragraph-rsid="0019c215" style:font-size-asian="12pt" style:font-weight-asian="normal" style:font-size-complex="12pt"/>
    </style:style>
    <style:style style:name="P42" style:family="paragraph" style:parent-style-name="Default" style:list-style-name="L1">
      <style:text-properties fo:font-size="12pt" officeooo:rsid="000e80fc" officeooo:paragraph-rsid="000e80fc" style:font-size-asian="12pt" style:font-size-complex="12pt"/>
    </style:style>
    <style:style style:name="P43" style:family="paragraph" style:parent-style-name="Default" style:list-style-name="L1">
      <style:text-properties fo:font-size="12pt" officeooo:rsid="000e80fc" officeooo:paragraph-rsid="000ede86" style:font-size-asian="12pt" style:font-size-complex="12pt"/>
    </style:style>
    <style:style style:name="P44" style:family="paragraph" style:parent-style-name="Default" style:list-style-name="L1">
      <style:text-properties fo:font-size="12pt" officeooo:rsid="000e80fc" officeooo:paragraph-rsid="000f93a5" style:font-size-asian="12pt" style:font-size-complex="12pt"/>
    </style:style>
    <style:style style:name="P45" style:family="paragraph" style:parent-style-name="Default" style:list-style-name="L2">
      <style:text-properties fo:font-size="12pt" officeooo:rsid="000f93a5" officeooo:paragraph-rsid="00109492" style:font-size-asian="12pt" style:font-size-complex="12pt"/>
    </style:style>
    <style:style style:name="P46" style:family="paragraph" style:parent-style-name="Default" style:list-style-name="L3">
      <style:text-properties fo:font-size="12pt" officeooo:rsid="000f93a5" officeooo:paragraph-rsid="00109492" style:font-size-asian="12pt" style:font-size-complex="12pt"/>
    </style:style>
    <style:style style:name="P47" style:family="paragraph" style:parent-style-name="Default" style:list-style-name="L3">
      <style:text-properties fo:font-size="12pt" officeooo:rsid="000f93a5" officeooo:paragraph-rsid="00109982" style:font-size-asian="12pt" style:font-size-complex="12pt"/>
    </style:style>
    <style:style style:name="P48" style:family="paragraph" style:parent-style-name="Default" style:list-style-name="L3">
      <style:text-properties fo:font-size="12pt" officeooo:rsid="000f93a5" officeooo:paragraph-rsid="00120a89" style:font-size-asian="12pt" style:font-size-complex="12pt"/>
    </style:style>
    <style:style style:name="P49" style:family="paragraph" style:parent-style-name="Default" style:list-style-name="L3">
      <style:text-properties fo:font-size="12pt" officeooo:rsid="000f93a5" officeooo:paragraph-rsid="001344e8" style:font-size-asian="12pt" style:font-size-complex="12pt"/>
    </style:style>
    <style:style style:name="P50" style:family="paragraph" style:parent-style-name="Default" style:list-style-name="L4">
      <style:text-properties officeooo:rsid="0019c215" officeooo:paragraph-rsid="0019c215"/>
    </style:style>
    <style:style style:name="P51" style:family="paragraph" style:parent-style-name="Default" style:list-style-name="L6">
      <style:text-properties officeooo:rsid="00214af9" officeooo:paragraph-rsid="00214af9"/>
    </style:style>
    <style:style style:name="P52" style:family="paragraph" style:parent-style-name="Default" style:list-style-name="L5">
      <style:paragraph-properties fo:margin-top="0cm" fo:margin-bottom="0.069cm" loext:contextual-spacing="false" fo:text-align="start" style:justify-single-word="false"/>
      <style:text-properties officeooo:paragraph-rsid="001ff739"/>
    </style:style>
    <style:style style:name="P53" style:family="paragraph" style:parent-style-name="Default" style:list-style-name="L5">
      <style:paragraph-properties fo:margin-top="0cm" fo:margin-bottom="0.069cm" loext:contextual-spacing="false" fo:text-align="start" style:justify-single-word="false"/>
      <style:text-properties officeooo:rsid="001ff739" officeooo:paragraph-rsid="001ff739"/>
    </style:style>
    <style:style style:name="P54" style:family="paragraph" style:parent-style-name="Text_20_body" style:list-style-name="L6"/>
    <style:style style:name="P55" style:family="paragraph" style:parent-style-name="Text_20_body" style:list-style-name="L6">
      <style:text-properties officeooo:paragraph-rsid="002554c6"/>
    </style:style>
    <style:style style:name="T1" style:family="text">
      <style:text-properties style:text-line-through-style="none" style:text-line-through-type="none" style:text-underline-style="none" fo:font-weight="normal" style:font-weight-asian="normal"/>
    </style:style>
    <style:style style:name="T2" style:family="text">
      <style:text-properties style:text-line-through-style="none" style:text-line-through-type="none" style:text-underline-style="none" fo:font-weight="normal" officeooo:rsid="000ede86" style:font-weight-asian="normal"/>
    </style:style>
    <style:style style:name="T3" style:family="text">
      <style:text-properties style:text-line-through-style="none" style:text-line-through-type="none" style:text-underline-style="none" fo:font-weight="normal" officeooo:rsid="000f93a5" style:font-weight-asian="normal"/>
    </style:style>
    <style:style style:name="T4" style:family="text">
      <style:text-properties style:text-line-through-style="none" style:text-line-through-type="none" style:text-underline-style="none" fo:font-weight="normal" officeooo:rsid="00109492" style:font-weight-asian="normal"/>
    </style:style>
    <style:style style:name="T5" style:family="text">
      <style:text-properties style:text-line-through-style="none" style:text-line-through-type="none" style:text-underline-style="none" fo:font-weight="normal" officeooo:rsid="00109982" style:font-weight-asian="normal"/>
    </style:style>
    <style:style style:name="T6" style:family="text">
      <style:text-properties style:text-line-through-style="none" style:text-line-through-type="none" style:text-underline-style="none" fo:font-weight="normal" officeooo:rsid="00120a89" style:font-weight-asian="normal"/>
    </style:style>
    <style:style style:name="T7" style:family="text">
      <style:text-properties style:text-line-through-style="none" style:text-line-through-type="none" style:text-underline-style="none" fo:font-weight="normal" officeooo:rsid="001344e8" style:font-weight-asian="normal"/>
    </style:style>
    <style:style style:name="T8" style:family="text">
      <style:text-properties style:text-line-through-style="none" style:text-line-through-type="none" style:text-underline-style="none" fo:font-weight="normal" officeooo:rsid="00143223" style:font-weight-asian="normal"/>
    </style:style>
    <style:style style:name="T9" style:family="text">
      <style:text-properties style:text-line-through-style="none" style:text-line-through-type="none" style:text-underline-style="none" fo:font-weight="bold" style:font-weight-asian="bold"/>
    </style:style>
    <style:style style:name="T10" style:family="text">
      <style:text-properties style:text-line-through-style="none" style:text-line-through-type="none" style:text-underline-style="solid" style:text-underline-width="auto" style:text-underline-color="font-color" fo:font-weight="normal" style:font-weight-asian="normal"/>
    </style:style>
    <style:style style:name="T11" style:family="text">
      <style:text-properties style:text-line-through-style="none" style:text-line-through-type="none" fo:font-size="12pt" style:text-underline-style="none" fo:font-weight="normal" style:font-size-asian="12pt" style:font-weight-asian="normal" style:font-size-complex="12pt"/>
    </style:style>
    <style:style style:name="T12" style:family="text">
      <style:text-properties style:text-line-through-style="none" style:text-line-through-type="none" fo:font-size="12pt" style:text-underline-style="none" fo:font-weight="normal" officeooo:rsid="00143223" style:font-size-asian="12pt" style:font-weight-asian="normal" style:font-size-complex="12pt"/>
    </style:style>
    <style:style style:name="T13" style:family="text">
      <style:text-properties style:text-line-through-style="none" style:text-line-through-type="none" fo:font-size="12pt" style:text-underline-style="none" fo:font-weight="normal" officeooo:rsid="00194204" style:font-size-asian="12pt" style:font-weight-asian="normal" style:font-size-complex="12pt"/>
    </style:style>
    <style:style style:name="T14" style:family="text">
      <style:text-properties style:text-line-through-style="none" style:text-line-through-type="none" fo:font-size="12pt" style:text-underline-style="none" fo:font-weight="normal" style:font-size-asian="12pt" style:font-weight-asian="normal" style:font-size-complex="12pt" style:font-weight-complex="normal"/>
    </style:style>
    <style:style style:name="T15" style:family="text">
      <style:text-properties style:text-line-through-style="none" style:text-line-through-type="none" fo:font-size="12pt" style:text-underline-style="none" fo:font-weight="normal" officeooo:rsid="001ff739" style:font-size-asian="12pt" style:font-weight-asian="normal" style:font-size-complex="12pt" style:font-weight-complex="normal"/>
    </style:style>
    <style:style style:name="T16" style:family="text">
      <style:text-properties style:text-line-through-style="none" style:text-line-through-type="none" fo:font-size="12pt" style:text-underline-style="none" fo:font-weight="normal" officeooo:rsid="0020f040" style:font-size-asian="12pt" style:font-weight-asian="normal" style:font-size-complex="12pt" style:font-weight-complex="normal"/>
    </style:style>
    <style:style style:name="T17" style:family="text">
      <style:text-properties style:text-line-through-style="none" style:text-line-through-type="none"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style:text-line-through-style="none" style:text-line-through-type="none" fo:font-size="12pt" style:text-underline-style="solid" style:text-underline-width="auto" style:text-underline-color="font-color" fo:font-weight="normal" officeooo:rsid="001ff739" style:font-size-asian="12pt" style:font-weight-asian="normal" style:font-size-complex="12pt" style:font-weight-complex="normal"/>
    </style:style>
    <style:style style:name="T19" style:family="text">
      <style:text-properties style:text-line-through-style="none" style:text-line-through-type="none" style:font-name="Times New Roman" fo:font-size="12pt" style:text-underline-style="none" fo:font-weight="normal" style:font-size-asian="12pt" style:font-weight-asian="normal" style:font-size-complex="12pt"/>
    </style:style>
    <style:style style:name="T20" style:family="text">
      <style:text-properties style:text-line-through-style="none" style:text-line-through-type="none" style:font-name="Times New Roman" fo:font-size="12pt" style:text-underline-style="none" fo:font-weight="normal" officeooo:rsid="00143223" style:font-size-asian="12pt" style:font-weight-asian="normal" style:font-size-complex="12pt"/>
    </style:style>
    <style:style style:name="T21" style:family="tex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T22" style:family="text">
      <style:text-properties style:text-line-through-style="none" style:text-line-through-type="none" style:font-name="Times New Roman" fo:font-size="12pt" style:text-underline-style="none" fo:font-weight="normal" officeooo:rsid="0019c215" style:font-size-asian="12pt" style:font-weight-asian="normal" style:font-size-complex="12pt" style:font-weight-complex="normal"/>
    </style:style>
    <style:style style:name="T23" style:family="text">
      <style:text-properties style:text-line-through-style="none" style:text-line-through-type="none" fo:font-size="14pt" style:text-underline-style="none" fo:font-weight="bold" style:font-size-asian="14pt" style:font-weight-asian="bold"/>
    </style:style>
    <style:style style:name="T24" style:family="text">
      <style:text-properties style:text-line-through-style="none" style:text-line-through-type="none" fo:font-size="14pt" style:text-underline-style="none" fo:font-weight="bold" officeooo:rsid="00275510" style:font-size-asian="14pt" style:font-weight-asian="bold"/>
    </style:style>
    <style:style style:name="T25" style:family="text">
      <style:text-properties style:text-underline-style="solid" style:text-underline-width="auto" style:text-underline-color="font-color" officeooo:rsid="00214af9"/>
    </style:style>
    <style:style style:name="T26" style:family="text">
      <style:text-properties fo:font-weight="normal" style:font-weight-asian="normal" style:font-weight-complex="normal"/>
    </style:style>
    <style:style style:name="T27" style:family="text">
      <style:text-properties style:font-name="Times New Roman"/>
    </style:style>
    <style:style style:name="T28" style:family="text">
      <style:text-properties style:font-name="Times New Roman" fo:font-size="12pt" style:font-size-asian="12pt" style:font-size-complex="12pt"/>
    </style:style>
    <style:style style:name="T29" style:family="text">
      <style:text-properties style:font-name="Times New Roman" fo:font-size="12pt" officeooo:rsid="00143223" style:font-size-asian="12pt" style:font-size-complex="12pt"/>
    </style:style>
    <style:style style:name="T30" style:family="text">
      <style:text-properties style:font-name="Times New Roman" fo:font-size="12pt" officeooo:rsid="00214af9" style:font-size-asian="12pt" style:font-size-complex="12pt"/>
    </style:style>
    <style:style style:name="T31" style:family="text">
      <style:text-properties style:font-name="Times New Roman" fo:font-size="12pt" style:text-underline-style="none" fo:font-weight="normal"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19c215"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1c7e3b" style:font-size-asian="12pt" style:font-weight-asian="normal" style:font-size-complex="12pt"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weight="normal" officeooo:rsid="001c7e3b" style:font-size-asian="12pt" style:font-weight-asian="normal" style:font-size-complex="12pt" style:font-weight-complex="normal"/>
    </style:style>
    <style:style style:name="T36" style:family="text">
      <style:text-properties style:font-name="Times New Roman" fo:font-size="12pt" fo:font-weight="normal" officeooo:rsid="002e830d" style:font-size-asian="12pt" style:font-weight-asian="normal" style:font-size-complex="12pt" style:font-weight-complex="normal"/>
    </style:style>
    <style:style style:name="T37" style:family="text">
      <style:text-properties style:text-underline-style="none" fo:font-weight="normal" style:font-weight-asian="normal" style:font-weight-complex="normal"/>
    </style:style>
    <style:style style:name="T38" style:family="text">
      <style:text-properties officeooo:rsid="00214af9"/>
    </style:style>
    <style:style style:name="T39" style:family="text">
      <style:text-properties fo:font-variant="normal" fo:text-transform="none" fo:color="#000000" style:font-name="Times New Roman" fo:font-size="12pt" fo:letter-spacing="normal" fo:font-style="normal" fo:font-weight="normal" style:font-size-asian="12pt" style:font-size-complex="12pt"/>
    </style:style>
    <style:style style:name="T40" style:family="text">
      <style:text-properties fo:font-variant="normal" fo:text-transform="none" fo:color="#000000" style:font-name="Times New Roman" fo:font-size="12pt" fo:letter-spacing="normal" fo:font-style="normal" fo:font-weight="normal" officeooo:rsid="0023293a" style:font-size-asian="12pt" style:font-size-complex="12pt"/>
    </style:style>
    <style:style style:name="T41" style:family="text">
      <style:text-properties fo:font-variant="normal" fo:text-transform="none" fo:color="#000000" style:font-name="Times New Roman" fo:font-size="12pt" fo:letter-spacing="normal" fo:font-style="normal" fo:font-weight="normal" officeooo:rsid="00242485" style:font-size-asian="12pt" style:font-size-complex="12pt"/>
    </style:style>
    <style:style style:name="T4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style:text-blinking="false" style:font-weight-asian="normal" style:font-weight-complex="normal" loext:padding="0cm" loext:border="none"/>
    </style:style>
    <style:style style:name="T4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2e830d" style:text-blinking="false" style:font-weight-asian="normal" style:font-weight-complex="normal" loext:padding="0cm" loext:border="none"/>
    </style:style>
    <style:style style:name="T44" style:family="text">
      <style:text-properties officeooo:rsid="0021df5c"/>
    </style:style>
    <style:style style:name="T45" style:family="text">
      <style:text-properties fo:font-size="14pt" fo:font-weight="bold" style:font-size-asian="14pt" style:font-weight-asian="bold"/>
    </style:style>
    <style:style style:name="T46" style:family="text">
      <style:text-properties officeooo:rsid="002c5713"/>
    </style:style>
    <style:style style:name="T47" style:family="text">
      <style:text-properties officeooo:rsid="002e1ac7"/>
    </style:style>
    <style:style style:name="T48" style:family="text">
      <style:text-properties officeooo:rsid="002f61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text:s/><text:span text:style-name="T45">UNIVERSIDADE FEDERAL RURAL DO RIO DE JANEIRO </text:span></text:p>
      <text:p text:style-name="P8"><text:span text:style-name="T23">1ª PROVA WEB SEM</text:span><text:span text:style-name="T24">Â</text:span><text:span text:style-name="T23">NTICA – 2016-2 </text:span></text:p>
      <text:p text:style-name="P9">PROFESSOR SERGIO SERRA </text:p>
      <text:p text:style-name="P27">CURSO SISTEMAS DE INFORMAÇÃO </text:p>
      <text:p text:style-name="P27"/>
      <text:p text:style-name="P28">Aluno: <text:span text:style-name="T48">Aléxis da Silva de Oliveira – 201439001-9</text:span></text:p>
      <text:p text:style-name="P5"/>
      <text:p text:style-name="P5">1ª Questão (1.5 pontos) </text:p>
      <text:p text:style-name="P10">Os documentos XML são válidos? Estão bem formados? Caso estejam malformados faça os ajustes necessários e descreva tecnicamente quais os erros encontrados e descreva, em detalhes, TODOS os erros e TODOS os ajustes que você fez no código dos 3 documentos. </text:p>
      <text:p text:style-name="P11">R.:</text:p>
      <text:p text:style-name="P6"><text:span text:style-name="T12">Os documentos XML não são válidos p</text:span><text:span text:style-name="T20">orque não foram </text:span><text:span text:style-name="T19">constru</text:span><text:span text:style-name="T28">ído</text:span><text:span text:style-name="T29">s</text:span><text:span text:style-name="T28"> de acordo com as regras de um esquema (DTD ou XML Schema). </text:span><text:span text:style-name="T29">Mais especificamente, eles não possuem um DTD ou XML Schema associado.</text:span></text:p>
      <text:p text:style-name="P2"><text:span text:style-name="T1">Nenhum dos três documentos XML estão bem formatados. </text:span><text:span text:style-name="T8">Os erros de formatação são os seguintes:</text:span></text:p>
      <text:p text:style-name="P3"><text:span text:style-name="T10">Documento1</text:span><text:span text:style-name="T1">: </text:span></text:p>
      <text:list xml:id="list3701677304484612772" text:style-name="L1">
        <text:list-item>
          <text:p text:style-name="P35">Uma tag “&lt;nNF&gt;” da linha 10 não foi fechada da maneira correta, faltou a barra (“/”) de fechamento. Esse problema fez com que o erro fosse acusado na tag “&lt;/ide&gt;”, que é o elemento pai de “&lt;nNF&gt;”.</text:p>
        </text:list-item>
        <text:list-item>
          <text:p text:style-name="P36">O elemento “&lt;nro&gt;” na linha 29 não foi fechado corretamente, nome do elemento foi escrito de maneira errada.</text:p>
        </text:list-item>
        <text:list-item>
          <text:p text:style-name="P36">O elemento “&lt;retirada&gt;” na linha 60 não foi iniciado corretamente, pois possui um erro de sintaxe. O sinal maior-que (&gt;) que compõe o elemento não foi colocado.</text:p>
        </text:list-item>
        <text:list-item>
          <text:p text:style-name="P42"><text:span text:style-name="T1">O elemento “&lt;xBairro&gt;” </text:span><text:span text:style-name="T2">na linha 65 </text:span><text:span text:style-name="T1">não foi fechado corretamente, pois o nome do elemento foi escrito de maneira incorreta (“&lt;xBarrio&gt;”).</text:span></text:p>
        </text:list-item>
        <text:list-item>
          <text:p text:style-name="P43"><text:span text:style-name="T1">O elemento “&lt;</text:span><text:span text:style-name="T2">transporta</text:span><text:span text:style-name="T1">&gt;” </text:span><text:span text:style-name="T2">na linha 195 </text:span><text:span text:style-name="T1">não foi fechado corretamente, pois o nome do elemento foi escrito </text:span><text:span text:style-name="T2">de maneira errada começando com letra maiúscula. </text:span><text:span text:style-name="T3">Como ajuste a letra maiúscula foi trocada pela mesma letra, só que minúscula.</text:span></text:p>
        </text:list-item>
        <text:list-item>
          <text:p text:style-name="P44"><text:span text:style-name="T2">O elemento “&lt;</text:span><text:span text:style-name="T3">Reference</text:span><text:span text:style-name="T2">&gt;” na linha </text:span><text:span text:style-name="T3">233</text:span><text:span text:style-name="T2"> não foi fechado corretamente, pois o nome do elemento foi escrito </text:span><text:span text:style-name="T3">de forma errada com uma das letras maiúscula. Como ajuste a letra foi trocada por uma minúscula.</text:span></text:p>
        </text:list-item>
        <text:list-item>
          <text:p text:style-name="P44"><text:span text:style-name="T3">O elemento “&lt;SignaturValue&gt;” </text:span><text:span text:style-name="T2">na linha </text:span><text:span text:style-name="T3">237</text:span><text:span text:style-name="T2"> </text:span><text:span text:style-name="T3">não foi fechado corretamente, pois o nome do elemento foi escrito de maneira errada com uma letra a mais. Como ajuste a letra foi removida.</text:span></text:p>
        </text:list-item>
      </text:list>
      <text:p text:style-name="P2"><text:span text:style-name="T10">Documento2</text:span><text:span text:style-name="T1">: </text:span></text:p>
      <text:list xml:id="list5390934574801763864" text:style-name="L2">
        <text:list-item>
          <text:p text:style-name="P37">O elemento “&lt;mod&gt;” não foi fechado corretamente, pois sua tag de fechamento foi escrita com uma letra a mais (“&lt;modi&gt;”). Como ajuste, a letra foi removida.</text:p>
        </text:list-item>
        <text:list-item>
          <text:p text:style-name="P37">O elemento “&lt;xCl&gt;” não foi fechado corretamente, pois sua tag de fechamento foi escrita com uma letra a mais (“&lt;xCpl&gt;”). Como ajuste, a letra foi removida.</text:p>
        </text:list-item>
        <text:list-item>
          <text:p text:style-name="P45"><text:span text:style-name="T1">O elemento “&lt;ICMS00&gt;” não foi fechado corretamente, pois era esperada a tag de fechamento “&lt;/ICMS00&gt;” e não a tag “&lt;ICMS01&gt;” </text:span><text:span text:style-name="T4">usada. </text:span><text:span text:style-name="T1">Como ajuste, </text:span><text:span text:style-name="T4">a tag foi trocada para </text:span><text:span text:style-name="T1">“&lt;/ICMS00&gt;”.</text:span></text:p>
        </text:list-item>
        <text:list-item>
          <text:p text:style-name="P45"><text:span text:style-name="T1">O elemento “&lt;</text:span><text:span text:style-name="T4">DigesValue</text:span><text:span text:style-name="T1">&gt;” não foi fechado corretamente, pois era esperada a tag de fechamento “&lt;/</text:span><text:span text:style-name="T4">DigesValue</text:span><text:span text:style-name="T1">&gt;” e não a tag “&lt;</text:span><text:span text:style-name="T4">DigestValue</text:span><text:span text:style-name="T1">&gt;” </text:span><text:span text:style-name="T4">usada.</text:span><text:span text:style-name="T1"> Como ajuste, </text:span><text:span text:style-name="T4">a tag foi trocada para </text:span><text:span text:style-name="T1">“&lt;/</text:span><text:span text:style-name="T4">DigesValue</text:span><text:span text:style-name="T1">&gt;.</text:span></text:p>
        </text:list-item>
        <text:list-item>
          <text:p text:style-name="P39">As tags “&lt;DigesValue&gt;” e “&lt;Transforms&gt;” não foram fechadas.</text:p>
        </text:list-item>
      </text:list>
      <text:p text:style-name="P12"/>
      <text:p text:style-name="P2"><text:span text:style-name="T10">Documento3</text:span><text:span text:style-name="T1">:</text:span></text:p>
      <text:list xml:id="list3410900671221642357" text:style-name="L3">
        <text:list-item>
          <text:p text:style-name="P46"><text:span text:style-name="T4">A</text:span><text:span text:style-name="T1"> </text:span><text:span text:style-name="T4">tag</text:span><text:span text:style-name="T1"> “&lt;</text:span><text:span text:style-name="T4">finFe</text:span><text:span text:style-name="T1">&gt;” não foi fechad</text:span><text:span text:style-name="T4">a</text:span><text:span text:style-name="T1"> corretamente, pois era esperada a tag de fechamento </text:span><text:soft-page-break/><text:span text:style-name="T1">“&lt;/</text:span><text:span text:style-name="T4">finFe</text:span><text:span text:style-name="T1">&gt;” e não a tag “&lt;/</text:span><text:span text:style-name="T4">finNFe</text:span><text:span text:style-name="T1">&gt;” </text:span><text:span text:style-name="T4">usada.</text:span><text:span text:style-name="T1"> Como ajuste, </text:span><text:span text:style-name="T4">a tag foi trocada para </text:span><text:span text:style-name="T1">“&lt;/</text:span><text:span text:style-name="T4">finFe</text:span><text:span text:style-name="T1">&gt;.</text:span></text:p>
        </text:list-item>
        <text:list-item>
          <text:p text:style-name="P46"><text:span text:style-name="T4">A</text:span><text:span text:style-name="T1"> </text:span><text:span text:style-name="T4">tag</text:span><text:span text:style-name="T1"> “&lt;</text:span><text:span text:style-name="T4">CNP</text:span><text:span text:style-name="T1">&gt;” não foi fechad</text:span><text:span text:style-name="T4">a</text:span><text:span text:style-name="T1"> corretamente, pois era esperada a tag de fechamento “&lt;/</text:span><text:span text:style-name="T4">CNP</text:span><text:span text:style-name="T1">&gt;” e não a tag “&lt;/</text:span><text:span text:style-name="T4">CNPJ</text:span><text:span text:style-name="T1">&gt;” </text:span><text:span text:style-name="T4">usada.</text:span><text:span text:style-name="T1"> Como ajuste, </text:span><text:span text:style-name="T4">a tag foi trocada para </text:span><text:span text:style-name="T1">“&lt;/</text:span><text:span text:style-name="T4">CNP</text:span><text:span text:style-name="T1">&gt;.</text:span></text:p>
        </text:list-item>
        <text:list-item>
          <text:p text:style-name="P46"><text:span text:style-name="T4">A</text:span><text:span text:style-name="T1"> </text:span><text:span text:style-name="T4">tag</text:span><text:span text:style-name="T1"> “&lt;</text:span><text:span text:style-name="T4">xCpl</text:span><text:span text:style-name="T1">&gt;” </text:span><text:span text:style-name="T4">na linha 64</text:span><text:span text:style-name="T1"> não foi fechad</text:span><text:span text:style-name="T4">a</text:span><text:span text:style-name="T1"> corretamente, pois era esperada a tag de fechamento “&lt;/</text:span><text:span text:style-name="T4">xCpl</text:span><text:span text:style-name="T1">&gt;” e não a tag “&lt;/</text:span><text:span text:style-name="T4">xCp2</text:span><text:span text:style-name="T1">&gt;” </text:span><text:span text:style-name="T4">usada.</text:span><text:span text:style-name="T1"> Como ajuste, </text:span><text:span text:style-name="T4">a tag foi trocada para </text:span><text:span text:style-name="T1">“&lt;/</text:span><text:span text:style-name="T4">xCpl</text:span><text:span text:style-name="T1">&gt;.</text:span></text:p>
        </text:list-item>
        <text:list-item>
          <text:p text:style-name="P47"><text:span text:style-name="T4">A</text:span><text:span text:style-name="T1"> </text:span><text:span text:style-name="T4">tag</text:span><text:span text:style-name="T1"> “&lt;</text:span><text:span text:style-name="T5">cProd</text:span><text:span text:style-name="T1">&gt;” </text:span><text:span text:style-name="T4">na linha </text:span><text:span text:style-name="T5">82</text:span><text:span text:style-name="T1"> não foi fechad</text:span><text:span text:style-name="T4">a</text:span><text:span text:style-name="T1"> corretamente, pois era esperada a tag de fechamento “&lt;/</text:span><text:span text:style-name="T5">cProd</text:span><text:span text:style-name="T1">&gt;” e não a tag “&lt;/</text:span><text:span text:style-name="T5">cProD</text:span><text:span text:style-name="T1">&gt;” </text:span><text:span text:style-name="T4">usada, </text:span><text:span text:style-name="T5">porque o XML é case sensitive</text:span><text:span text:style-name="T4">.</text:span><text:span text:style-name="T1"> Como ajuste, </text:span><text:span text:style-name="T4">a tag foi trocada para </text:span><text:span text:style-name="T1">“&lt;/</text:span><text:span text:style-name="T5">cProd</text:span><text:span text:style-name="T1">&gt;.</text:span></text:p>
        </text:list-item>
        <text:list-item>
          <text:p text:style-name="P47"><text:span text:style-name="T4">A</text:span><text:span text:style-name="T1"> </text:span><text:span text:style-name="T4">tag</text:span><text:span text:style-name="T1"> “&lt;</text:span><text:span text:style-name="T4">xCpl</text:span><text:span text:style-name="T1">&gt;” </text:span><text:span text:style-name="T4">na linha 64</text:span><text:span text:style-name="T1"> não foi fechad</text:span><text:span text:style-name="T4">a</text:span><text:span text:style-name="T1"> corretamente, pois era esperada a tag de fechamento “&lt;/</text:span><text:span text:style-name="T4">xCpl</text:span><text:span text:style-name="T1">&gt;” e não a tag “&lt;/</text:span><text:span text:style-name="T4">xCp2</text:span><text:span text:style-name="T1">&gt;” </text:span><text:span text:style-name="T4">usada.</text:span><text:span text:style-name="T1"> Como ajuste, </text:span><text:span text:style-name="T4">a tag foi trocada para </text:span><text:span text:style-name="T1">“&lt;/</text:span><text:span text:style-name="T4">xCpl</text:span><text:span text:style-name="T1">&gt;.</text:span></text:p>
        </text:list-item>
        <text:list-item>
          <text:p text:style-name="P47"><text:span text:style-name="T4">A</text:span><text:span text:style-name="T1"> </text:span><text:span text:style-name="T4">tag</text:span><text:span text:style-name="T1"> “&lt;</text:span><text:span text:style-name="T5">COFINS</text:span><text:span text:style-name="T1">&gt;” </text:span><text:span text:style-name="T4">na linha </text:span><text:span text:style-name="T5">121</text:span><text:span text:style-name="T1"> não foi fechad</text:span><text:span text:style-name="T4">a</text:span><text:span text:style-name="T1"> corretamente, pois era esperada a tag de fechamento “&lt;/</text:span><text:span text:style-name="T5">COFINS</text:span><text:span text:style-name="T1">&gt;” e não a tag “&lt;/</text:span><text:span text:style-name="T5">COFI NS</text:span><text:span text:style-name="T1">&gt;” </text:span><text:span text:style-name="T4">usada </text:span><text:span text:style-name="T5">com um espaço entre uma das letras do nome</text:span><text:span text:style-name="T4">.</text:span><text:span text:style-name="T1"> Como ajuste, </text:span><text:span text:style-name="T4">a tag foi trocada para </text:span><text:span text:style-name="T1">“&lt;/</text:span><text:span text:style-name="T5">COFINS</text:span><text:span text:style-name="T1">&gt;.</text:span></text:p>
        </text:list-item>
        <text:list-item>
          <text:p text:style-name="P48"><text:span text:style-name="T4">A</text:span><text:span text:style-name="T1"> </text:span><text:span text:style-name="T4">tag</text:span><text:span text:style-name="T1"> “&lt;</text:span><text:span text:style-name="T6">ICMS</text:span><text:span text:style-name="T1">&gt;” </text:span><text:span text:style-name="T4">na linha </text:span><text:span text:style-name="T6">149</text:span><text:span text:style-name="T1"> não foi fechad</text:span><text:span text:style-name="T4">a</text:span><text:span text:style-name="T1"> corretamente, pois era esperada a tag de fechamento “&lt;/</text:span><text:span text:style-name="T6">ICMS</text:span><text:span text:style-name="T1">&gt;” e não a tag “&lt;/</text:span><text:span text:style-name="T6">ICMs</text:span><text:span text:style-name="T1">&gt;” </text:span><text:span text:style-name="T4">usada, </text:span><text:span text:style-name="T5">porque o XML é case sensitive</text:span><text:span text:style-name="T4">.</text:span><text:span text:style-name="T1"> Como ajuste, </text:span><text:span text:style-name="T4">a tag foi trocada para </text:span><text:span text:style-name="T1">“&lt;/</text:span><text:span text:style-name="T6">ICMS</text:span><text:span text:style-name="T1">&gt;.</text:span></text:p>
        </text:list-item>
        <text:list-item>
          <text:p text:style-name="P48"><text:span text:style-name="T4">A</text:span><text:span text:style-name="T1"> </text:span><text:span text:style-name="T4">tag</text:span><text:span text:style-name="T1"> “&lt;</text:span><text:span text:style-name="T6">imposto</text:span><text:span text:style-name="T1">&gt;” não foi fechad</text:span><text:span text:style-name="T4">a</text:span><text:span text:style-name="T1"> corretamente </text:span><text:span text:style-name="T4">na linha </text:span><text:span text:style-name="T6">166</text:span><text:span text:style-name="T1">, pois era esperada a tag de fechamento “&lt;/</text:span><text:span text:style-name="T6">imposto</text:span><text:span text:style-name="T1">&gt;” e não a tag “&lt;/</text:span><text:span text:style-name="T6">Imposto</text:span><text:span text:style-name="T1">&gt;” </text:span><text:span text:style-name="T4">usada </text:span><text:span text:style-name="T6">com a primeira letra maiúscula</text:span><text:span text:style-name="T4">, </text:span><text:span text:style-name="T5">porque o XML é case sensitive</text:span><text:span text:style-name="T4">.</text:span><text:span text:style-name="T1"> Como ajuste, </text:span><text:span text:style-name="T4">a tag foi trocada para </text:span><text:span text:style-name="T1">“&lt;/</text:span><text:span text:style-name="T6">imposto</text:span><text:span text:style-name="T1">&gt;.</text:span></text:p>
        </text:list-item>
        <text:list-item>
          <text:p text:style-name="P49"><text:span text:style-name="T4">A</text:span><text:span text:style-name="T1"> </text:span><text:span text:style-name="T4">tag</text:span><text:span text:style-name="T1"> “&lt;</text:span><text:span text:style-name="T7">nLacre</text:span><text:span text:style-name="T1">&gt;” </text:span><text:span text:style-name="T4">na linha </text:span><text:span text:style-name="T7">214</text:span><text:span text:style-name="T1"> não foi fechad</text:span><text:span text:style-name="T4">a</text:span><text:span text:style-name="T1"> corretamente, pois era esperada a tag de fechamento “&lt;/</text:span><text:span text:style-name="T7">nLacre</text:span><text:span text:style-name="T1">&gt;” e não a tag “&lt;/</text:span><text:span text:style-name="T7">n Lacre</text:span><text:span text:style-name="T1">&gt;” </text:span><text:span text:style-name="T4">usada </text:span><text:span text:style-name="T5">com um espaço entre uma das letras do nome</text:span><text:span text:style-name="T4">.</text:span><text:span text:style-name="T1"> Como ajuste, </text:span><text:span text:style-name="T4">a tag foi trocada para </text:span><text:span text:style-name="T1">“&lt;/</text:span><text:span text:style-name="T7">nLacre</text:span><text:span text:style-name="T1">&gt;</text:span></text:p>
        </text:list-item>
        <text:list-item>
          <text:p text:style-name="P38">.</text:p>
        </text:list-item>
      </text:list>
      <text:p text:style-name="P12"/>
      <text:p text:style-name="P10"/>
      <text:p text:style-name="P22">2ª Questão (1.5 pontos) </text:p>
      <text:p text:style-name="P1"><text:span text:style-name="T1">Uma vez ajustados os documentos, desenvolva um ÚNICO DTD e um ÚNICO XML Schema que </text:span><text:span text:style-name="T9">validem os três documentos simultaneamente</text:span><text:span text:style-name="T1">. Explique em detalhes quais são as principais diferenças entre o DTD e o XML Schema que você desenvolveu. Explique os principais campos do seu arquivo XML Schema. </text:span></text:p>
      <text:p text:style-name="P13">R.:</text:p>
      <text:p text:style-name="P10"/>
      <text:p text:style-name="P23">---------- DTD ----------</text:p>
      <text:p text:style-name="P10"/>
      <text:p text:style-name="P14">&lt;!ELEMENT xCl <text:s/>( #PCDATA )&gt;</text:p>
      <text:p text:style-name="P14">&lt;!ELEMENT modFrete <text:s/>( #PCDATA )&gt;</text:p>
      <text:p text:style-name="P14">&lt;!ELEMENT tpNF <text:s/>( #PCDATA )&gt;</text:p>
      <text:p text:style-name="P14">&lt;!ELEMENT pesoL <text:s/>( #PCDATA )&gt;</text:p>
      <text:p text:style-name="P14">&lt;!ELEMENT cMunFG <text:s/>( #PCDATA )&gt;</text:p>
      <text:p text:style-name="P14">&lt;!ELEMENT procEmi <text:s/>( #PCDATA )&gt;</text:p>
      <text:p text:style-name="P14">&lt;!ELEMENT vUnTrib <text:s/>( #PCDATA )&gt;</text:p>
      <text:p text:style-name="P14">&lt;!ELEMENT pesoB <text:s/>( #PCDATA )&gt;</text:p>
      <text:p text:style-name="P14">&lt;!ELEMENT mod <text:s/>( #PCDATA )&gt;</text:p>
      <text:p text:style-name="P14">&lt;!ELEMENT tpAmb <text:s/>( #PCDATA )&gt;</text:p>
      <text:p text:style-name="P14">&lt;!ELEMENT marca <text:s/>( #PCDATA )&gt;</text:p>
      <text:p text:style-name="P14">&lt;!ATTLIST det</text:p>
      <text:p text:style-name="P14">&lt;!ELEMENT vICMS <text:s/>( #PCDATA )&gt;</text:p>
      <text:p text:style-name="P14">&lt;!ELEMENT vII <text:s/>( #PCDATA )&gt;</text:p>
      <text:p text:style-name="P14">&lt;!ELEMENT xMun <text:s/>( #PCDATA )&gt;</text:p>
      <text:p text:style-name="P14">&lt;!ELEMENT IE <text:s/>( #PCDATA )&gt;</text:p>
      <text:p text:style-name="P14"><text:soft-page-break/>&lt;!ELEMENT vFrete <text:s/>( #PCDATA )&gt;</text:p>
      <text:p text:style-name="P14">&lt;!ELEMENT DigestMetod <text:s/>EMPTY&gt;</text:p>
      <text:p text:style-name="P14">&lt;!ATTLIST DigestMetod</text:p>
      <text:p text:style-name="P14">&lt;!ELEMENT DigestMethod <text:s/>EMPTY&gt;</text:p>
      <text:p text:style-name="P14">&lt;!ATTLIST DigestMethod</text:p>
      <text:p text:style-name="P14">&lt;!ELEMENT tpImp <text:s/>( #PCDATA )&gt;</text:p>
      <text:p text:style-name="P14">&lt;!ELEMENT cEANTrib <text:s/>EMPTY&gt;</text:p>
      <text:p text:style-name="P14">&lt;!ELEMENT nro <text:s/>( #PCDATA )&gt;</text:p>
      <text:p text:style-name="P14">&lt;!ELEMENT pCOFINS <text:s/>( #PCDATA )&gt;</text:p>
      <text:p text:style-name="P14">&lt;!ELEMENT xProd <text:s/>( #PCDATA )&gt;</text:p>
      <text:p text:style-name="P14">&lt;!ELEMENT X509Certificate <text:s/>( #PCDATA )&gt;</text:p>
      <text:p text:style-name="P14">&lt;!ELEMENT CEP <text:s/>( #PCDATA )&gt;</text:p>
      <text:p text:style-name="P14">&lt;!ELEMENT xCpl <text:s/>( #PCDATA )&gt;</text:p>
      <text:p text:style-name="P14">&lt;!ELEMENT cDV <text:s/>( #PCDATA )&gt;</text:p>
      <text:p text:style-name="P14">&lt;!ELEMENT cUF <text:s/>( #PCDATA )&gt;</text:p>
      <text:p text:style-name="P14">&lt;!ELEMENT vBC <text:s/>( #PCDATA )&gt;</text:p>
      <text:p text:style-name="P14">&lt;!ELEMENT SignatureMethod <text:s/>EMPTY&gt;</text:p>
      <text:p text:style-name="P14">&lt;!ATTLIST SignatureMethod</text:p>
      <text:p text:style-name="P14">&lt;!ELEMENT pPIS <text:s/>( #PCDATA )&gt;</text:p>
      <text:p text:style-name="P14">&lt;!ELEMENT vBCST <text:s/>( #PCDATA )&gt;</text:p>
      <text:p text:style-name="P14">&lt;!ELEMENT cPais <text:s/>( #PCDATA )&gt;</text:p>
      <text:p text:style-name="P14">&lt;!ELEMENT qTrib <text:s/>( #PCDATA )&gt;</text:p>
      <text:p text:style-name="P14">&lt;!ELEMENT vProd <text:s/>( #PCDATA )&gt;</text:p>
      <text:p text:style-name="P14">&lt;!ELEMENT cMun <text:s/>( #PCDATA )&gt;</text:p>
      <text:p text:style-name="P14">&lt;!ELEMENT tpEmis <text:s/>( #PCDATA )&gt;</text:p>
      <text:p text:style-name="P14">&lt;!ELEMENT SignatureValue <text:s/>( #PCDATA )*&gt;</text:p>
      <text:p text:style-name="P14">&lt;!ELEMENT SignaturValue <text:s/>( #PCDATA )*&gt;</text:p>
      <text:p text:style-name="P14">&lt;!ELEMENT vST <text:s/>( #PCDATA )&gt;</text:p>
      <text:p text:style-name="P14">&lt;!ELEMENT cNF <text:s/>( #PCDATA )&gt;</text:p>
      <text:p text:style-name="P14">&lt;!ELEMENT indPag <text:s/>( #PCDATA )&gt;</text:p>
      <text:p text:style-name="P14">&lt;!ELEMENT placa <text:s/>( #PCDATA )&gt;</text:p>
      <text:p text:style-name="P14">&lt;!ELEMENT nLacre <text:s/>( #PCDATA )&gt;</text:p>
      <text:p text:style-name="P14">&lt;!ELEMENT qCom <text:s/>( #PCDATA )&gt;</text:p>
      <text:p text:style-name="P14">&lt;!ELEMENT xBairro <text:s/>( #PCDATA )&gt;</text:p>
      <text:p text:style-name="P14">&lt;!ELEMENT vUnCom <text:s/>( #PCDATA )&gt;</text:p>
      <text:p text:style-name="P14">&lt;!ELEMENT fone <text:s/>( #PCDATA )&gt;</text:p>
      <text:p text:style-name="P14">&lt;!ELEMENT xNome <text:s/>( #PCDATA )&gt;</text:p>
      <text:p text:style-name="P14">&lt;!ELEMENT vPIS <text:s/>( #PCDATA )&gt;</text:p>
      <text:p text:style-name="P14">&lt;!ELEMENT orig <text:s/>( #PCDATA )&gt;</text:p>
      <text:p text:style-name="P14">&lt;!ELEMENT verProc <text:s/>( #PCDATA )&gt;</text:p>
      <text:p text:style-name="P14">&lt;!ELEMENT Transform <text:s/>EMPTY&gt;</text:p>
      <text:p text:style-name="P14"/>
      <text:p text:style-name="P14">&lt;!ELEMENT esp <text:s/>( #PCDATA )&gt;</text:p>
      <text:p text:style-name="P14">&lt;!ELEMENT xLgr <text:s/>( #PCDATA )&gt;</text:p>
      <text:p text:style-name="P14">&lt;!ELEMENT dSaiEnt <text:s/>( #PCDATA )&gt;</text:p>
      <text:p text:style-name="P14">&lt;!ELEMENT RNTC <text:s/>( #PCDATA )&gt;</text:p>
      <text:p text:style-name="P14">&lt;!ELEMENT UF <text:s/>( #PCDATA )&gt;</text:p>
      <text:p text:style-name="P14">&lt;!ELEMENT dEmi <text:s/>( #PCDATA )&gt;</text:p>
      <text:p text:style-name="P14">&lt;!ELEMENT qVol <text:s/>( #PCDATA )&gt;</text:p>
      <text:p text:style-name="P14">&lt;!ELEMENT CFOP <text:s/>( #PCDATA )&gt;</text:p>
      <text:p text:style-name="P14">&lt;!ELEMENT infAdFisco <text:s/>( #PCDATA )&gt;</text:p>
      <text:p text:style-name="P14">&lt;!ELEMENT nNF <text:s/>( #PCDATA )&gt;</text:p>
      <text:p text:style-name="P14"><text:soft-page-break/>&lt;!ELEMENT vNF <text:s/>( #PCDATA )&gt;</text:p>
      <text:p text:style-name="P14">&lt;!ELEMENT xPais <text:s/>( #PCDATA )&gt;</text:p>
      <text:p text:style-name="P14">&lt;!ELEMENT uTrib <text:s/>( #PCDATA )&gt;</text:p>
      <text:p text:style-name="P14">&lt;!ELEMENT nVol <text:s/>( #PCDATA )&gt;</text:p>
      <text:p text:style-name="P14">&lt;!ELEMENT vDesc <text:s/>( #PCDATA )&gt;</text:p>
      <text:p text:style-name="P14">&lt;!ELEMENT CNPJ <text:s/>( #PCDATA )*&gt;</text:p>
      <text:p text:style-name="P14">&lt;!ELEMENT CNP <text:s/>( #PCDATA )*&gt;</text:p>
      <text:p text:style-name="P14">&lt;!ELEMENT cEAN <text:s/>EMPTY&gt;</text:p>
      <text:p text:style-name="P14">&lt;!ELEMENT cProd <text:s/>( #PCDATA )&gt;</text:p>
      <text:p text:style-name="P14">&lt;!ELEMENT vCOFINS <text:s/>( #PCDATA )&gt;</text:p>
      <text:p text:style-name="P14">&lt;!ELEMENT vSeg <text:s/>( #PCDATA )&gt;</text:p>
      <text:p text:style-name="P14">&lt;!ELEMENT finNFe <text:s/>( #PCDATA )*&gt;</text:p>
      <text:p text:style-name="P14"/>
      <text:p text:style-name="P14">&lt;!ELEMENT total <text:s/>( ICMSTot )&gt;</text:p>
      <text:p text:style-name="P14">&lt;!ELEMENT natOp <text:s/>( #PCDATA )&gt;</text:p>
      <text:p text:style-name="P14">&lt;!ELEMENT vOutro <text:s/>( #PCDATA )&gt;</text:p>
      <text:p text:style-name="P14">&lt;!ELEMENT xFant <text:s/>( #PCDATA )&gt;</text:p>
      <text:p text:style-name="P14">&lt;!ELEMENT CST <text:s/>( #PCDATA )&gt;</text:p>
      <text:p text:style-name="P14">&lt;!ELEMENT CanonicalizationMethod <text:s/>EMPTY&gt;</text:p>
      <text:p text:style-name="P14">&lt;!ATTLIST CanonicalizationMethod</text:p>
      <text:p text:style-name="P14">&lt;!ELEMENT modBC <text:s/>( #PCDATA )&gt;</text:p>
      <text:p text:style-name="P14">&lt;!ELEMENT xEnder <text:s/>( #PCDATA )&gt;</text:p>
      <text:p text:style-name="P14">&lt;!ELEMENT serie <text:s/>( #PCDATA )&gt;</text:p>
      <text:p text:style-name="P14">&lt;!ELEMENT uCom <text:s/>( #PCDATA )&gt;</text:p>
      <text:p text:style-name="P14">&lt;!ELEMENT vIPI <text:s/>( #PCDATA )&gt;</text:p>
      <text:p text:style-name="P14">&lt;!ELEMENT pICMS <text:s/>( #PCDATA )&gt;</text:p>
      <text:p text:style-name="P14">&lt;!ELEMENT COFINSAliq <text:s/>( CST , vBC , pCOFINS , vCOFINS )&gt;</text:p>
      <text:p text:style-name="P14">&lt;!ELEMENT COFINS <text:s/>( COFINSAliq )&gt;</text:p>
      <text:p text:style-name="P14">&lt;!ELEMENT PISAliq <text:s/>( CST , vBC , pPIS , vPIS )&gt;</text:p>
      <text:p text:style-name="P14">&lt;!ELEMENT PIS <text:s/>( PISAliq )&gt;</text:p>
      <text:p text:style-name="P14">&lt;!ELEMENT ICMS00 <text:s/>( orig , CST , modBC , vBC , pICMS , vICMS )&gt;</text:p>
      <text:p text:style-name="P14">&lt;!ELEMENT ICMS <text:s/>( ICMS00 )&gt;</text:p>
      <text:p text:style-name="P14">&lt;!ELEMENT imposto <text:s/>( ICMS , PIS , COFINS )&gt;</text:p>
      <text:p text:style-name="P14">&lt;!ELEMENT prod <text:s/>( cProd , cEAN , xProd , CFOP , uCom , qCom , vUnCom , vProd , cEANTrib , uTrib , qTrib , vUnTrib )&gt;</text:p>
      <text:p text:style-name="P14">&lt;!ELEMENT enderDest <text:s/>( xLgr , nro , xCpl , xBairro , cMun , xMun , UF , CEP , cPais , xPais , fone )&gt;</text:p>
      <text:p text:style-name="P14">&lt;!ELEMENT det <text:s/>( prod , imposto )&gt;</text:p>
      <text:p text:style-name="P14">&lt;!ELEMENT dest <text:s/>((CNPJ | CNP) , xNome , enderDest , IE )&gt;</text:p>
      <text:p text:style-name="P14">&lt;!ELEMENT entrega <text:s/>( CNPJ , xLgr , nro , xCpl , xBairro , cMun , xMun , UF )&gt;</text:p>
      <text:p text:style-name="P14">&lt;!ELEMENT retirada <text:s/>( CNPJ , xLgr , nro , (xCl | xCpl) , xBairro , cMun , xMun , UF )&gt;</text:p>
      <text:p text:style-name="P14">&lt;!ELEMENT enderEmit <text:s/>( xLgr , nro , xCpl , xBairro , cMun , xMun , UF , CEP , cPais , xPais , fone )&gt;</text:p>
      <text:p text:style-name="P14">&lt;!ELEMENT emit <text:s/>( CNPJ , xNome , xFant , enderEmit , IE )&gt;</text:p>
      <text:p text:style-name="P14">&lt;!ELEMENT ide <text:s/>( cUF , cNF , natOp , indPag , mod , serie, nNF, dEmi, dSaiEnt, tpNF , cMunFG , tpImp , tpEmis , cDV , tpAmb , (finNFe | finFe) , procEmi , verProc )&gt;</text:p>
      <text:p text:style-name="P14">&lt;!ELEMENT X509Data <text:s/>( X509Certificate )&gt;</text:p>
      <text:p text:style-name="P14">&lt;!ELEMENT KeyInfo <text:s/>( X509Data )&gt;</text:p>
      <text:p text:style-name="P14">&lt;!ELEMENT Transforms <text:s/>( Transform+ )&gt;</text:p>
      <text:p text:style-name="P14"/>
      <text:p text:style-name="P14"/>
      <text:p text:style-name="P14">&lt;!ELEMENT SignedInfo <text:s/>( CanonicalizationMethod , SignatureMethod , Reference )&gt;</text:p>
      <text:p text:style-name="P14"><text:soft-page-break/>&lt;!ELEMENT Signature <text:s/>( SignedInfo , (SignatureValue | SignaturValue )* , KeyInfo* )&gt;</text:p>
      <text:p text:style-name="P14">&lt;!ATTLIST Signature</text:p>
      <text:p text:style-name="P14">&lt;!ELEMENT transp <text:s/>( modFrete , transporta , veicTransp , reboque , vol )&gt;</text:p>
      <text:p text:style-name="P14">&lt;!ELEMENT reboque <text:s/>( placa , UF , RNTC )&gt;</text:p>
      <text:p text:style-name="P14">&lt;!ELEMENT transporta <text:s/>( CNPJ , xNome , IE , xEnder , xMun , UF )&gt;</text:p>
      <text:p text:style-name="P14">&lt;!ELEMENT infNFe <text:s/>( ide , emit , dest , retirada , entrega , det+ , total , transp , infAdic* )&gt;</text:p>
      <text:p text:style-name="P14">&lt;!ATTLIST infNFe</text:p>
      <text:p text:style-name="P14">&lt;!ELEMENT NFe <text:s/>( infNFe , Signature )&gt;</text:p>
      <text:p text:style-name="P14">&lt;!ATTLIST NFe</text:p>
      <text:p text:style-name="P14">&lt;!ELEMENT ICMSTot <text:s/>( vBC , vICMS , vBCST , vST , vProd , vFrete , vSeg , vDesc , vII , vIPI , vPIS , vCOFINS , vOutro , vNF )&gt;</text:p>
      <text:p text:style-name="P14">&lt;!ELEMENT lacres <text:s/>( nLacre )&gt;</text:p>
      <text:p text:style-name="P14">&lt;!ELEMENT Reference <text:s/>( Transforms , (DigestMetod | DigestMethod) , (DigesValue | DigestValue) )&gt;</text:p>
      <text:p text:style-name="P14">&lt;!ATTLIST Reference</text:p>
      <text:p text:style-name="P14">&lt;!ELEMENT veicTransp <text:s/>( placa , UF , RNTC )&gt;</text:p>
      <text:p text:style-name="P14">&lt;!ELEMENT infAdic <text:s/>( infAdFisco )&gt;</text:p>
      <text:p text:style-name="P14">&lt;!ELEMENT vol (qVol, esp, marca, nVol, pesoL, pesoB, lacres)&gt;</text:p>
      <text:p text:style-name="P14"/>
      <text:p text:style-name="P23">---------- XML SCHEMA ----------</text:p>
      <text:p text:style-name="P14"/>
      <text:p text:style-name="P15">&lt;?xml version="1.0" encoding="UTF-8"?&gt;</text:p>
      <text:p text:style-name="P15">&lt;xs:schema xmlns:xs="http://www.w3.org/2001/XMLSchema" elementFormDefault="qualified"&gt;</text:p>
      <text:p text:style-name="P15"><text:s text:c="2"/>&lt;xs:element name="xCl" type="xs:string"/&gt;</text:p>
      <text:p text:style-name="P15"><text:s text:c="2"/>&lt;xs:element name="modFrete" type="xs:string"/&gt;</text:p>
      <text:p text:style-name="P15"><text:s text:c="2"/>&lt;xs:element name="tpNF" type="xs:string"/&gt;</text:p>
      <text:p text:style-name="P15"><text:s text:c="2"/>&lt;xs:element name="pesoL" type="xs:string"/&gt;</text:p>
      <text:p text:style-name="P15"><text:s text:c="2"/>&lt;xs:element name="cMunFG" type="xs:string"/&gt;</text:p>
      <text:p text:style-name="P15"><text:s text:c="2"/>&lt;xs:element name="procEmi" type="xs:string"/&gt;</text:p>
      <text:p text:style-name="P15"><text:s text:c="2"/>&lt;xs:element name="vUnTrib" type="xs:string"/&gt;</text:p>
      <text:p text:style-name="P15"><text:s text:c="2"/>&lt;xs:element name="pesoB" type="xs:string"/&gt;</text:p>
      <text:p text:style-name="P15"><text:s text:c="2"/>&lt;xs:element name="mod" type="xs:string"/&gt;</text:p>
      <text:p text:style-name="P15"><text:s text:c="2"/>&lt;xs:element name="tpAmb" type="xs:string"/&gt;</text:p>
      <text:p text:style-name="P15"><text:s text:c="2"/>&lt;xs:element name="marca" type="xs:string"/&gt;</text:p>
      <text:p text:style-name="P15"><text:s text:c="2"/>&lt;xs:element name="vICMS" type="xs:string"/&gt;</text:p>
      <text:p text:style-name="P15"><text:s text:c="2"/>&lt;xs:element name="vII" type="xs:string"/&gt;</text:p>
      <text:p text:style-name="P15"><text:s text:c="2"/>&lt;xs:element name="xMun" type="xs:string"/&gt;</text:p>
      <text:p text:style-name="P15"><text:s text:c="2"/>&lt;xs:element name="IE" type="xs:string"/&gt;</text:p>
      <text:p text:style-name="P15"><text:s text:c="2"/>&lt;xs:element name="vFrete" type="xs:string"/&gt;</text:p>
      <text:p text:style-name="P15"><text:s text:c="2"/>&lt;xs:element name="DigestMetod"&gt;</text:p>
      <text:p text:style-name="P15"><text:s text:c="4"/>&lt;xs:complexType&gt;</text:p>
      <text:p text:style-name="P15"><text:s text:c="6"/>&lt;xs:attribute name="Algorithm" use="required"/&gt;</text:p>
      <text:p text:style-name="P15"><text:s text:c="4"/>&lt;/xs:complexType&gt;</text:p>
      <text:p text:style-name="P15"><text:s text:c="2"/>&lt;/xs:element&gt;</text:p>
      <text:p text:style-name="P15"><text:s text:c="2"/>&lt;xs:element name="DigestMethod"&gt;</text:p>
      <text:p text:style-name="P15"><text:s text:c="4"/>&lt;xs:complexType&gt;</text:p>
      <text:p text:style-name="P15"><text:s text:c="6"/>&lt;xs:attribute name="Algorithm"/&gt;</text:p>
      <text:p text:style-name="P15"><text:s text:c="4"/>&lt;/xs:complexType&gt;</text:p>
      <text:p text:style-name="P15"><text:s text:c="2"/>&lt;/xs:element&gt;</text:p>
      <text:p text:style-name="P15"><text:s text:c="2"/>&lt;xs:element name="tpImp" type="xs:string"/&gt;</text:p>
      <text:p text:style-name="P15"><text:s text:c="2"/>&lt;xs:element name="cEANTrib"&gt;</text:p>
      <text:p text:style-name="P15"><text:s text:c="4"/>&lt;xs:complexType/&gt;</text:p>
      <text:p text:style-name="P15"><text:soft-page-break/><text:s text:c="2"/>&lt;/xs:element&gt;</text:p>
      <text:p text:style-name="P15"><text:s text:c="2"/>&lt;xs:element name="nro" type="xs:string"/&gt;</text:p>
      <text:p text:style-name="P15"><text:s text:c="2"/>&lt;xs:element name="pCOFINS" type="xs:string"/&gt;</text:p>
      <text:p text:style-name="P15"><text:s text:c="2"/>&lt;xs:element name="xProd" type="xs:string"/&gt;</text:p>
      <text:p text:style-name="P15"><text:s text:c="2"/>&lt;xs:complexType name="X509Certificate"&gt;</text:p>
      <text:p text:style-name="P15"><text:s text:c="4"/>&lt;xs:sequence&gt;</text:p>
      <text:p text:style-name="P15"><text:s text:c="6"/>&lt;xs:element ref="X509Certificate"/&gt;</text:p>
      <text:p text:style-name="P15"><text:s text:c="4"/>&lt;/xs:sequence&gt;</text:p>
      <text:p text:style-name="P15"><text:s text:c="2"/>&lt;/xs:complexType&gt;</text:p>
      <text:p text:style-name="P15"><text:s text:c="2"/>&lt;xs:element name="X509Certificate" type="xs:string"/&gt;</text:p>
      <text:p text:style-name="P15"><text:s text:c="2"/>&lt;xs:element name="CEP" type="xs:string"/&gt;</text:p>
      <text:p text:style-name="P15"><text:s text:c="2"/>&lt;xs:element name="xCpl" type="xs:string"/&gt;</text:p>
      <text:p text:style-name="P15"><text:s text:c="2"/>&lt;xs:element name="cDV" type="xs:string"/&gt;</text:p>
      <text:p text:style-name="P15"><text:s text:c="2"/>&lt;xs:element name="cUF" type="xs:string"/&gt;</text:p>
      <text:p text:style-name="P15"><text:s text:c="2"/>&lt;xs:element name="vBC" type="xs:string"/&gt;</text:p>
      <text:p text:style-name="P15"><text:s text:c="2"/>&lt;xs:element name="SignatureMethod"&gt;</text:p>
      <text:p text:style-name="P15"><text:s text:c="4"/>&lt;xs:complexType&gt;</text:p>
      <text:p text:style-name="P15"><text:s text:c="6"/>&lt;xs:attribute name="Algorithm" use="required"/&gt;</text:p>
      <text:p text:style-name="P15"><text:s text:c="4"/>&lt;/xs:complexType&gt;</text:p>
      <text:p text:style-name="P15"><text:s text:c="2"/>&lt;/xs:element&gt;</text:p>
      <text:p text:style-name="P15"><text:s text:c="2"/>&lt;xs:element name="pPIS" type="xs:string"/&gt;</text:p>
      <text:p text:style-name="P15"><text:s text:c="2"/>&lt;xs:element name="vBCST" type="xs:string"/&gt;</text:p>
      <text:p text:style-name="P15"><text:s text:c="2"/>&lt;xs:element name="cPais" type="xs:string"/&gt;</text:p>
      <text:p text:style-name="P15"><text:s text:c="2"/>&lt;xs:element name="qTrib" type="xs:string"/&gt;</text:p>
      <text:p text:style-name="P15"><text:s text:c="2"/>&lt;xs:element name="vProd" type="xs:string"/&gt;</text:p>
      <text:p text:style-name="P15"><text:s text:c="2"/>&lt;xs:element name="cMun" type="xs:string"/&gt;</text:p>
      <text:p text:style-name="P15"><text:s text:c="2"/>&lt;xs:element name="tpEmis" type="xs:string"/&gt;</text:p>
      <text:p text:style-name="P15"><text:s text:c="2"/>&lt;xs:element name="SignatureValue" type="xs:string"/&gt;</text:p>
      <text:p text:style-name="P15"><text:s text:c="2"/>&lt;xs:element name="SignaturValue" type="xs:string"/&gt;</text:p>
      <text:p text:style-name="P15"><text:s text:c="2"/>&lt;xs:element name="vST" type="xs:string"/&gt;</text:p>
      <text:p text:style-name="P15"><text:s text:c="2"/>&lt;xs:element name="cNF" type="xs:string"/&gt;</text:p>
      <text:p text:style-name="P15"><text:s text:c="2"/>&lt;xs:element name="indPag" type="xs:string"/&gt;</text:p>
      <text:p text:style-name="P15"><text:s text:c="2"/>&lt;xs:element name="placa" type="xs:string"/&gt;</text:p>
      <text:p text:style-name="P15"><text:s text:c="2"/>&lt;xs:complexType name="nLacre"&gt;</text:p>
      <text:p text:style-name="P15"><text:s text:c="4"/>&lt;xs:sequence&gt;</text:p>
      <text:p text:style-name="P15"><text:s text:c="6"/>&lt;xs:element ref="nLacre"/&gt;</text:p>
      <text:p text:style-name="P15"><text:s text:c="4"/>&lt;/xs:sequence&gt;</text:p>
      <text:p text:style-name="P15"><text:s text:c="2"/>&lt;/xs:complexType&gt;</text:p>
      <text:p text:style-name="P15"><text:s text:c="2"/>&lt;xs:element name="nLacre" type="xs:string"/&gt;</text:p>
      <text:p text:style-name="P15"><text:s text:c="2"/>&lt;xs:element name="qCom" type="xs:string"/&gt;</text:p>
      <text:p text:style-name="P15"><text:s text:c="2"/>&lt;xs:element name="xBairro" type="xs:string"/&gt;</text:p>
      <text:p text:style-name="P15"><text:s text:c="2"/>&lt;xs:element name="vUnCom" type="xs:string"/&gt;</text:p>
      <text:p text:style-name="P15"><text:s text:c="2"/>&lt;xs:element name="fone" type="xs:string"/&gt;</text:p>
      <text:p text:style-name="P15"><text:s text:c="2"/>&lt;xs:element name="xNome" type="xs:string"/&gt;</text:p>
      <text:p text:style-name="P15"><text:s text:c="2"/>&lt;xs:element name="vPIS" type="xs:string"/&gt;</text:p>
      <text:p text:style-name="P15"><text:s text:c="2"/>&lt;xs:element name="orig" type="xs:string"/&gt;</text:p>
      <text:p text:style-name="P15"><text:s text:c="2"/>&lt;xs:element name="verProc" type="xs:string"/&gt;</text:p>
      <text:p text:style-name="P15"><text:s text:c="2"/>&lt;xs:element name="Transform"&gt;</text:p>
      <text:p text:style-name="P15"><text:s text:c="4"/>&lt;xs:complexType&gt;</text:p>
      <text:p text:style-name="P15"><text:s text:c="6"/>&lt;xs:attribute name="Algorithm" use="required"/&gt;</text:p>
      <text:p text:style-name="P15"><text:s text:c="4"/>&lt;/xs:complexType&gt;</text:p>
      <text:p text:style-name="P15"><text:s text:c="2"/>&lt;/xs:element&gt;</text:p>
      <text:p text:style-name="P15"><text:soft-page-break/><text:s text:c="2"/>&lt;xs:element name="esp" type="xs:string"/&gt;</text:p>
      <text:p text:style-name="P15"><text:s text:c="2"/>&lt;xs:element name="xLgr" type="xs:string"/&gt;</text:p>
      <text:p text:style-name="P15"><text:s text:c="2"/>&lt;xs:element name="dSaiEnt" type="xs:string"/&gt;</text:p>
      <text:p text:style-name="P15"><text:s text:c="2"/>&lt;xs:element name="RNTC" type="xs:string"/&gt;</text:p>
      <text:p text:style-name="P15"><text:s text:c="2"/>&lt;xs:element name="UF" type="xs:string"/&gt;</text:p>
      <text:p text:style-name="P15"><text:s text:c="2"/>&lt;xs:element name="dEmi" type="xs:string"/&gt;</text:p>
      <text:p text:style-name="P15"><text:s text:c="2"/>&lt;xs:element name="qVol" type="xs:string"/&gt;</text:p>
      <text:p text:style-name="P15"><text:s text:c="2"/>&lt;xs:element name="CFOP" type="xs:string"/&gt;</text:p>
      <text:p text:style-name="P15"><text:s text:c="2"/>&lt;xs:complexType name="infAdFisco"&gt;</text:p>
      <text:p text:style-name="P15"><text:s text:c="4"/>&lt;xs:sequence&gt;</text:p>
      <text:p text:style-name="P15"><text:s text:c="6"/>&lt;xs:element ref="infAdFisco"/&gt;</text:p>
      <text:p text:style-name="P15"><text:s text:c="4"/>&lt;/xs:sequence&gt;</text:p>
      <text:p text:style-name="P15"><text:s text:c="2"/>&lt;/xs:complexType&gt;</text:p>
      <text:p text:style-name="P15"><text:s text:c="2"/>&lt;xs:element name="infAdFisco" type="xs:string"/&gt;</text:p>
      <text:p text:style-name="P15"><text:s text:c="2"/>&lt;xs:element name="nNF" type="xs:string"/&gt;</text:p>
      <text:p text:style-name="P15"><text:s text:c="2"/>&lt;xs:element name="vNF" type="xs:string"/&gt;</text:p>
      <text:p text:style-name="P15"><text:s text:c="2"/>&lt;xs:element name="xPais" type="xs:string"/&gt;</text:p>
      <text:p text:style-name="P15"><text:s text:c="2"/>&lt;xs:element name="uTrib" type="xs:string"/&gt;</text:p>
      <text:p text:style-name="P15"><text:s text:c="2"/>&lt;xs:element name="nVol" type="xs:string"/&gt;</text:p>
      <text:p text:style-name="P15"><text:s text:c="2"/>&lt;xs:element name="vDesc" type="xs:string"/&gt;</text:p>
      <text:p text:style-name="P15"><text:s text:c="2"/>&lt;xs:element name="CNPJ" type="xs:string"/&gt;</text:p>
      <text:p text:style-name="P15"><text:s text:c="2"/>&lt;xs:element name="CNP" type="xs:string"/&gt;</text:p>
      <text:p text:style-name="P15"><text:s text:c="2"/>&lt;xs:element name="cEAN"&gt;</text:p>
      <text:p text:style-name="P15"><text:s text:c="4"/>&lt;xs:complexType/&gt;</text:p>
      <text:p text:style-name="P15"><text:s text:c="2"/>&lt;/xs:element&gt;</text:p>
      <text:p text:style-name="P15"><text:s text:c="2"/>&lt;xs:element name="cProd" type="xs:string"/&gt;</text:p>
      <text:p text:style-name="P15"><text:s text:c="2"/>&lt;xs:element name="vCOFINS" type="xs:string"/&gt;</text:p>
      <text:p text:style-name="P15"><text:s text:c="2"/>&lt;xs:element name="vSeg" type="xs:string"/&gt;</text:p>
      <text:p text:style-name="P15"><text:s text:c="2"/>&lt;xs:element name="finNFe" type="xs:string"/&gt;</text:p>
      <text:p text:style-name="P15"><text:s text:c="2"/>&lt;xs:element name="finFe" type="xs:string"/&gt;</text:p>
      <text:p text:style-name="P15"><text:s text:c="2"/>&lt;xs:element name="total" type="ICMSTot"/&gt;</text:p>
      <text:p text:style-name="P15"><text:s text:c="2"/>&lt;xs:element name="natOp" type="xs:string"/&gt;</text:p>
      <text:p text:style-name="P15"><text:s text:c="2"/>&lt;xs:element name="vOutro" type="xs:string"/&gt;</text:p>
      <text:p text:style-name="P15"><text:s text:c="2"/>&lt;xs:element name="xFant" type="xs:string"/&gt;</text:p>
      <text:p text:style-name="P15"><text:s text:c="2"/>&lt;xs:element name="CST" type="xs:string"/&gt;</text:p>
      <text:p text:style-name="P15"><text:s text:c="2"/>&lt;xs:element name="CanonicalizationMethod"&gt;</text:p>
      <text:p text:style-name="P15"><text:s text:c="4"/>&lt;xs:complexType&gt;</text:p>
      <text:p text:style-name="P15"><text:s text:c="6"/>&lt;xs:attribute name="Algorithm" use="required"/&gt;</text:p>
      <text:p text:style-name="P15"><text:s text:c="4"/>&lt;/xs:complexType&gt;</text:p>
      <text:p text:style-name="P15"><text:s text:c="2"/>&lt;/xs:element&gt;</text:p>
      <text:p text:style-name="P15"><text:s text:c="2"/>&lt;xs:element name="modBC" type="xs:string"/&gt;</text:p>
      <text:p text:style-name="P15"><text:s text:c="2"/>&lt;xs:element name="xEnder" type="xs:string"/&gt;</text:p>
      <text:p text:style-name="P15"><text:s text:c="2"/>&lt;xs:element name="serie" type="xs:string"/&gt;</text:p>
      <text:p text:style-name="P15"><text:s text:c="2"/>&lt;xs:element name="uCom" type="xs:string"/&gt;</text:p>
      <text:p text:style-name="P15"><text:s text:c="2"/>&lt;xs:element name="vIPI" type="xs:string"/&gt;</text:p>
      <text:p text:style-name="P15"><text:s text:c="2"/>&lt;xs:element name="pICMS" type="xs:string"/&gt;</text:p>
      <text:p text:style-name="P15"><text:s text:c="2"/>&lt;xs:complexType name="COFINSAliq"&gt;</text:p>
      <text:p text:style-name="P15"><text:s text:c="4"/>&lt;xs:sequence&gt;</text:p>
      <text:p text:style-name="P15"><text:s text:c="6"/>&lt;xs:element ref="COFINSAliq"/&gt;</text:p>
      <text:p text:style-name="P15"><text:s text:c="4"/>&lt;/xs:sequence&gt;</text:p>
      <text:p text:style-name="P15"><text:s text:c="2"/>&lt;/xs:complexType&gt;</text:p>
      <text:p text:style-name="P15"><text:s text:c="2"/>&lt;xs:element name="COFINSAliq"&gt;</text:p>
      <text:p text:style-name="P15"><text:soft-page-break/><text:s text:c="4"/>&lt;xs:complexType&gt;</text:p>
      <text:p text:style-name="P15"><text:s text:c="6"/>&lt;xs:sequence&gt;</text:p>
      <text:p text:style-name="P15"><text:s text:c="8"/>&lt;xs:element ref="CST"/&gt;</text:p>
      <text:p text:style-name="P15"><text:s text:c="8"/>&lt;xs:element ref="vBC"/&gt;</text:p>
      <text:p text:style-name="P15"><text:s text:c="8"/>&lt;xs:element ref="pCOFINS"/&gt;</text:p>
      <text:p text:style-name="P15"><text:s text:c="8"/>&lt;xs:element ref="vCOFINS"/&gt;</text:p>
      <text:p text:style-name="P15"><text:s text:c="6"/>&lt;/xs:sequence&gt;</text:p>
      <text:p text:style-name="P15"><text:s text:c="4"/>&lt;/xs:complexType&gt;</text:p>
      <text:p text:style-name="P15"><text:s text:c="2"/>&lt;/xs:element&gt;</text:p>
      <text:p text:style-name="P15"><text:s text:c="2"/>&lt;xs:element name="COFINS" type="COFINSAliq"/&gt;</text:p>
      <text:p text:style-name="P15"><text:s text:c="2"/>&lt;xs:complexType name="PISAliq"&gt;</text:p>
      <text:p text:style-name="P15"><text:s text:c="4"/>&lt;xs:sequence&gt;</text:p>
      <text:p text:style-name="P15"><text:s text:c="6"/>&lt;xs:element ref="PISAliq"/&gt;</text:p>
      <text:p text:style-name="P15"><text:s text:c="4"/>&lt;/xs:sequence&gt;</text:p>
      <text:p text:style-name="P15"><text:s text:c="2"/>&lt;/xs:complexType&gt;</text:p>
      <text:p text:style-name="P15"><text:s text:c="2"/>&lt;xs:element name="PISAliq"&gt;</text:p>
      <text:p text:style-name="P15"><text:s text:c="4"/>&lt;xs:complexType&gt;</text:p>
      <text:p text:style-name="P15"><text:s text:c="6"/>&lt;xs:sequence&gt;</text:p>
      <text:p text:style-name="P15"><text:s text:c="8"/>&lt;xs:element ref="CST"/&gt;</text:p>
      <text:p text:style-name="P15"><text:s text:c="8"/>&lt;xs:element ref="vBC"/&gt;</text:p>
      <text:p text:style-name="P15"><text:s text:c="8"/>&lt;xs:element ref="pPIS"/&gt;</text:p>
      <text:p text:style-name="P15"><text:s text:c="8"/>&lt;xs:element ref="vPIS"/&gt;</text:p>
      <text:p text:style-name="P15"><text:s text:c="6"/>&lt;/xs:sequence&gt;</text:p>
      <text:p text:style-name="P15"><text:s text:c="4"/>&lt;/xs:complexType&gt;</text:p>
      <text:p text:style-name="P15"><text:s text:c="2"/>&lt;/xs:element&gt;</text:p>
      <text:p text:style-name="P15"><text:s text:c="2"/>&lt;xs:element name="PIS" type="PISAliq"/&gt;</text:p>
      <text:p text:style-name="P15"><text:s text:c="2"/>&lt;xs:complexType name="ICMS00"&gt;</text:p>
      <text:p text:style-name="P15"><text:s text:c="4"/>&lt;xs:sequence&gt;</text:p>
      <text:p text:style-name="P15"><text:s text:c="6"/>&lt;xs:element ref="ICMS00"/&gt;</text:p>
      <text:p text:style-name="P15"><text:s text:c="4"/>&lt;/xs:sequence&gt;</text:p>
      <text:p text:style-name="P15"><text:s text:c="2"/>&lt;/xs:complexType&gt;</text:p>
      <text:p text:style-name="P15"><text:s text:c="2"/>&lt;xs:element name="ICMS00"&gt;</text:p>
      <text:p text:style-name="P15"><text:s text:c="4"/>&lt;xs:complexType&gt;</text:p>
      <text:p text:style-name="P15"><text:s text:c="6"/>&lt;xs:sequence&gt;</text:p>
      <text:p text:style-name="P15"><text:s text:c="8"/>&lt;xs:element ref="orig"/&gt;</text:p>
      <text:p text:style-name="P15"><text:s text:c="8"/>&lt;xs:element ref="CST"/&gt;</text:p>
      <text:p text:style-name="P15"><text:s text:c="8"/>&lt;xs:element ref="modBC"/&gt;</text:p>
      <text:p text:style-name="P15"><text:s text:c="8"/>&lt;xs:element ref="vBC"/&gt;</text:p>
      <text:p text:style-name="P15"><text:s text:c="8"/>&lt;xs:element ref="pICMS"/&gt;</text:p>
      <text:p text:style-name="P15"><text:s text:c="8"/>&lt;xs:element ref="vICMS"/&gt;</text:p>
      <text:p text:style-name="P15"><text:s text:c="6"/>&lt;/xs:sequence&gt;</text:p>
      <text:p text:style-name="P15"><text:s text:c="4"/>&lt;/xs:complexType&gt;</text:p>
      <text:p text:style-name="P15"><text:s text:c="2"/>&lt;/xs:element&gt;</text:p>
      <text:p text:style-name="P15"><text:s text:c="2"/>&lt;xs:element name="ICMS" type="ICMS00"/&gt;</text:p>
      <text:p text:style-name="P15"><text:s text:c="2"/>&lt;xs:element name="imposto"&gt;</text:p>
      <text:p text:style-name="P15"><text:s text:c="4"/>&lt;xs:complexType&gt;</text:p>
      <text:p text:style-name="P15"><text:s text:c="6"/>&lt;xs:sequence&gt;</text:p>
      <text:p text:style-name="P15"><text:s text:c="8"/>&lt;xs:element ref="ICMS"/&gt;</text:p>
      <text:p text:style-name="P15"><text:s text:c="8"/>&lt;xs:element ref="PIS"/&gt;</text:p>
      <text:p text:style-name="P15"><text:s text:c="8"/>&lt;xs:element ref="COFINS"/&gt;</text:p>
      <text:p text:style-name="P15"><text:s text:c="6"/>&lt;/xs:sequence&gt;</text:p>
      <text:p text:style-name="P15"><text:s text:c="4"/>&lt;/xs:complexType&gt;</text:p>
      <text:p text:style-name="P15"><text:soft-page-break/><text:s text:c="2"/>&lt;/xs:element&gt;</text:p>
      <text:p text:style-name="P15"><text:s text:c="2"/>&lt;xs:element name="prod"&gt;</text:p>
      <text:p text:style-name="P15"><text:s text:c="4"/>&lt;xs:complexType&gt;</text:p>
      <text:p text:style-name="P15"><text:s text:c="6"/>&lt;xs:sequence&gt;</text:p>
      <text:p text:style-name="P15"><text:s text:c="8"/>&lt;xs:element ref="cProd"/&gt;</text:p>
      <text:p text:style-name="P15"><text:s text:c="8"/>&lt;xs:element ref="cEAN"/&gt;</text:p>
      <text:p text:style-name="P15"><text:s text:c="8"/>&lt;xs:element ref="xProd"/&gt;</text:p>
      <text:p text:style-name="P15"><text:s text:c="8"/>&lt;xs:element ref="CFOP"/&gt;</text:p>
      <text:p text:style-name="P15"><text:s text:c="8"/>&lt;xs:element ref="uCom"/&gt;</text:p>
      <text:p text:style-name="P15"><text:s text:c="8"/>&lt;xs:element ref="qCom"/&gt;</text:p>
      <text:p text:style-name="P15"><text:s text:c="8"/>&lt;xs:element ref="vUnCom"/&gt;</text:p>
      <text:p text:style-name="P15"><text:s text:c="8"/>&lt;xs:element ref="vProd"/&gt;</text:p>
      <text:p text:style-name="P15"><text:s text:c="8"/>&lt;xs:element ref="cEANTrib"/&gt;</text:p>
      <text:p text:style-name="P15"><text:s text:c="8"/>&lt;xs:element ref="uTrib"/&gt;</text:p>
      <text:p text:style-name="P15"><text:s text:c="8"/>&lt;xs:element ref="qTrib"/&gt;</text:p>
      <text:p text:style-name="P15"><text:s text:c="8"/>&lt;xs:element ref="vUnTrib"/&gt;</text:p>
      <text:p text:style-name="P15"><text:s text:c="6"/>&lt;/xs:sequence&gt;</text:p>
      <text:p text:style-name="P15"><text:s text:c="4"/>&lt;/xs:complexType&gt;</text:p>
      <text:p text:style-name="P15"><text:s text:c="2"/>&lt;/xs:element&gt;</text:p>
      <text:p text:style-name="P15"><text:s text:c="2"/>&lt;xs:element name="enderDest"&gt;</text:p>
      <text:p text:style-name="P15"><text:s text:c="4"/>&lt;xs:complexType&gt;</text:p>
      <text:p text:style-name="P15"><text:s text:c="6"/>&lt;xs:sequence&gt;</text:p>
      <text:p text:style-name="P15"><text:s text:c="8"/>&lt;xs:element ref="xLgr"/&gt;</text:p>
      <text:p text:style-name="P15"><text:s text:c="8"/>&lt;xs:element ref="nro"/&gt;</text:p>
      <text:p text:style-name="P15"><text:s text:c="8"/>&lt;xs:element ref="xCpl"/&gt;</text:p>
      <text:p text:style-name="P15"><text:s text:c="8"/>&lt;xs:element ref="xBairro"/&gt;</text:p>
      <text:p text:style-name="P15"><text:s text:c="8"/>&lt;xs:element ref="cMun"/&gt;</text:p>
      <text:p text:style-name="P15"><text:s text:c="8"/>&lt;xs:element ref="xMun"/&gt;</text:p>
      <text:p text:style-name="P15"><text:s text:c="8"/>&lt;xs:element ref="UF"/&gt;</text:p>
      <text:p text:style-name="P15"><text:s text:c="8"/>&lt;xs:element ref="CEP"/&gt;</text:p>
      <text:p text:style-name="P15"><text:s text:c="8"/>&lt;xs:element ref="cPais"/&gt;</text:p>
      <text:p text:style-name="P15"><text:s text:c="8"/>&lt;xs:element ref="xPais"/&gt;</text:p>
      <text:p text:style-name="P15"><text:s text:c="8"/>&lt;xs:element ref="fone"/&gt;</text:p>
      <text:p text:style-name="P15"><text:s text:c="6"/>&lt;/xs:sequence&gt;</text:p>
      <text:p text:style-name="P15"><text:s text:c="4"/>&lt;/xs:complexType&gt;</text:p>
      <text:p text:style-name="P15"><text:s text:c="2"/>&lt;/xs:element&gt;</text:p>
      <text:p text:style-name="P15"><text:s text:c="2"/>&lt;xs:element name="det"&gt;</text:p>
      <text:p text:style-name="P15"><text:s text:c="4"/>&lt;xs:complexType&gt;</text:p>
      <text:p text:style-name="P15"><text:s text:c="6"/>&lt;xs:sequence&gt;</text:p>
      <text:p text:style-name="P15"><text:s text:c="8"/>&lt;xs:element ref="prod"/&gt;</text:p>
      <text:p text:style-name="P15"><text:s text:c="8"/>&lt;xs:element ref="imposto"/&gt;</text:p>
      <text:p text:style-name="P15"><text:s text:c="6"/>&lt;/xs:sequence&gt;</text:p>
      <text:p text:style-name="P15"><text:s text:c="6"/>&lt;xs:attribute name="nItem" use="required"/&gt;</text:p>
      <text:p text:style-name="P15"><text:s text:c="4"/>&lt;/xs:complexType&gt;</text:p>
      <text:p text:style-name="P15"><text:s text:c="2"/>&lt;/xs:element&gt;</text:p>
      <text:p text:style-name="P15"><text:s text:c="2"/>&lt;xs:element name="dest"&gt;</text:p>
      <text:p text:style-name="P15"><text:s text:c="4"/>&lt;xs:complexType&gt;</text:p>
      <text:p text:style-name="P15"><text:s text:c="6"/>&lt;xs:sequence&gt;</text:p>
      <text:p text:style-name="P15"><text:s text:c="8"/>&lt;xs:choice&gt;</text:p>
      <text:p text:style-name="P15"><text:s text:c="10"/>&lt;xs:element ref="CNPJ"/&gt;</text:p>
      <text:p text:style-name="P15"><text:s text:c="10"/>&lt;xs:element ref="CNP"/&gt;</text:p>
      <text:p text:style-name="P15"><text:s text:c="8"/>&lt;/xs:choice&gt;</text:p>
      <text:p text:style-name="P15"><text:soft-page-break/><text:s text:c="8"/>&lt;xs:element ref="xNome"/&gt;</text:p>
      <text:p text:style-name="P15"><text:s text:c="8"/>&lt;xs:element ref="enderDest"/&gt;</text:p>
      <text:p text:style-name="P15"><text:s text:c="8"/>&lt;xs:element ref="IE"/&gt;</text:p>
      <text:p text:style-name="P15"><text:s text:c="6"/>&lt;/xs:sequence&gt;</text:p>
      <text:p text:style-name="P15"><text:s text:c="4"/>&lt;/xs:complexType&gt;</text:p>
      <text:p text:style-name="P15"><text:s text:c="2"/>&lt;/xs:element&gt;</text:p>
      <text:p text:style-name="P15"><text:s text:c="2"/>&lt;xs:element name="entrega"&gt;</text:p>
      <text:p text:style-name="P15"><text:s text:c="4"/>&lt;xs:complexType&gt;</text:p>
      <text:p text:style-name="P15"><text:s text:c="6"/>&lt;xs:sequence&gt;</text:p>
      <text:p text:style-name="P15"><text:s text:c="8"/>&lt;xs:element ref="CNPJ"/&gt;</text:p>
      <text:p text:style-name="P15"><text:s text:c="8"/>&lt;xs:element ref="xLgr"/&gt;</text:p>
      <text:p text:style-name="P15"><text:s text:c="8"/>&lt;xs:element ref="nro"/&gt;</text:p>
      <text:p text:style-name="P15"><text:s text:c="8"/>&lt;xs:element ref="xCpl"/&gt;</text:p>
      <text:p text:style-name="P15"><text:s text:c="8"/>&lt;xs:element ref="xBairro"/&gt;</text:p>
      <text:p text:style-name="P15"><text:s text:c="8"/>&lt;xs:element ref="cMun"/&gt;</text:p>
      <text:p text:style-name="P15"><text:s text:c="8"/>&lt;xs:element ref="xMun"/&gt;</text:p>
      <text:p text:style-name="P15"><text:s text:c="8"/>&lt;xs:element ref="UF"/&gt;</text:p>
      <text:p text:style-name="P15"><text:s text:c="6"/>&lt;/xs:sequence&gt;</text:p>
      <text:p text:style-name="P15"><text:s text:c="4"/>&lt;/xs:complexType&gt;</text:p>
      <text:p text:style-name="P15"><text:s text:c="2"/>&lt;/xs:element&gt;</text:p>
      <text:p text:style-name="P15"><text:s text:c="2"/>&lt;xs:element name="retirada"&gt;</text:p>
      <text:p text:style-name="P15"><text:s text:c="4"/>&lt;xs:complexType&gt;</text:p>
      <text:p text:style-name="P15"><text:s text:c="6"/>&lt;xs:sequence&gt;</text:p>
      <text:p text:style-name="P15"><text:s text:c="8"/>&lt;xs:element ref="CNPJ"/&gt;</text:p>
      <text:p text:style-name="P15"><text:s text:c="8"/>&lt;xs:element ref="xLgr"/&gt;</text:p>
      <text:p text:style-name="P15"><text:s text:c="8"/>&lt;xs:element ref="nro"/&gt;</text:p>
      <text:p text:style-name="P15"><text:s text:c="8"/>&lt;xs:choice&gt;</text:p>
      <text:p text:style-name="P15"><text:s text:c="10"/>&lt;xs:element ref="xCl"/&gt;</text:p>
      <text:p text:style-name="P15"><text:s text:c="10"/>&lt;xs:element ref="xCpl"/&gt;</text:p>
      <text:p text:style-name="P15"><text:s text:c="8"/>&lt;/xs:choice&gt;</text:p>
      <text:p text:style-name="P15"><text:s text:c="8"/>&lt;xs:element ref="xBairro"/&gt;</text:p>
      <text:p text:style-name="P15"><text:s text:c="8"/>&lt;xs:element ref="cMun"/&gt;</text:p>
      <text:p text:style-name="P15"><text:s text:c="8"/>&lt;xs:element ref="xMun"/&gt;</text:p>
      <text:p text:style-name="P15"><text:s text:c="8"/>&lt;xs:element ref="UF"/&gt;</text:p>
      <text:p text:style-name="P15"><text:s text:c="6"/>&lt;/xs:sequence&gt;</text:p>
      <text:p text:style-name="P15"><text:s text:c="4"/>&lt;/xs:complexType&gt;</text:p>
      <text:p text:style-name="P15"><text:s text:c="2"/>&lt;/xs:element&gt;</text:p>
      <text:p text:style-name="P15"><text:s text:c="2"/>&lt;xs:element name="enderEmit"&gt;</text:p>
      <text:p text:style-name="P15"><text:s text:c="4"/>&lt;xs:complexType&gt;</text:p>
      <text:p text:style-name="P15"><text:s text:c="6"/>&lt;xs:sequence&gt;</text:p>
      <text:p text:style-name="P15"><text:s text:c="8"/>&lt;xs:element ref="xLgr"/&gt;</text:p>
      <text:p text:style-name="P15"><text:s text:c="8"/>&lt;xs:element ref="nro"/&gt;</text:p>
      <text:p text:style-name="P15"><text:s text:c="8"/>&lt;xs:element ref="xCpl"/&gt;</text:p>
      <text:p text:style-name="P15"><text:s text:c="8"/>&lt;xs:element ref="xBairro"/&gt;</text:p>
      <text:p text:style-name="P15"><text:s text:c="8"/>&lt;xs:element ref="cMun"/&gt;</text:p>
      <text:p text:style-name="P15"><text:s text:c="8"/>&lt;xs:element ref="xMun"/&gt;</text:p>
      <text:p text:style-name="P15"><text:s text:c="8"/>&lt;xs:element ref="UF"/&gt;</text:p>
      <text:p text:style-name="P15"><text:s text:c="8"/>&lt;xs:element ref="CEP"/&gt;</text:p>
      <text:p text:style-name="P15"><text:s text:c="8"/>&lt;xs:element ref="cPais"/&gt;</text:p>
      <text:p text:style-name="P15"><text:s text:c="8"/>&lt;xs:element ref="xPais"/&gt;</text:p>
      <text:p text:style-name="P15"><text:s text:c="8"/>&lt;xs:element ref="fone"/&gt;</text:p>
      <text:p text:style-name="P15"><text:s text:c="6"/>&lt;/xs:sequence&gt;</text:p>
      <text:p text:style-name="P15"><text:soft-page-break/><text:s text:c="4"/>&lt;/xs:complexType&gt;</text:p>
      <text:p text:style-name="P15"><text:s text:c="2"/>&lt;/xs:element&gt;</text:p>
      <text:p text:style-name="P15"><text:s text:c="2"/>&lt;xs:element name="emit"&gt;</text:p>
      <text:p text:style-name="P15"><text:s text:c="4"/>&lt;xs:complexType&gt;</text:p>
      <text:p text:style-name="P15"><text:s text:c="6"/>&lt;xs:sequence&gt;</text:p>
      <text:p text:style-name="P15"><text:s text:c="8"/>&lt;xs:element ref="CNPJ"/&gt;</text:p>
      <text:p text:style-name="P15"><text:s text:c="8"/>&lt;xs:element ref="xNome"/&gt;</text:p>
      <text:p text:style-name="P15"><text:s text:c="8"/>&lt;xs:element ref="xFant"/&gt;</text:p>
      <text:p text:style-name="P15"><text:s text:c="8"/>&lt;xs:element ref="enderEmit"/&gt;</text:p>
      <text:p text:style-name="P15"><text:s text:c="8"/>&lt;xs:element ref="IE"/&gt;</text:p>
      <text:p text:style-name="P15"><text:s text:c="6"/>&lt;/xs:sequence&gt;</text:p>
      <text:p text:style-name="P15"><text:s text:c="4"/>&lt;/xs:complexType&gt;</text:p>
      <text:p text:style-name="P15"><text:s text:c="2"/>&lt;/xs:element&gt;</text:p>
      <text:p text:style-name="P15"><text:s text:c="2"/>&lt;xs:element name="ide"&gt;</text:p>
      <text:p text:style-name="P15"><text:s text:c="4"/>&lt;xs:complexType&gt;</text:p>
      <text:p text:style-name="P15"><text:s text:c="6"/>&lt;xs:sequence&gt;</text:p>
      <text:p text:style-name="P15"><text:s text:c="8"/>&lt;xs:element ref="cUF"/&gt;</text:p>
      <text:p text:style-name="P15"><text:s text:c="8"/>&lt;xs:element ref="cNF"/&gt;</text:p>
      <text:p text:style-name="P15"><text:s text:c="8"/>&lt;xs:element ref="natOp"/&gt;</text:p>
      <text:p text:style-name="P15"><text:s text:c="8"/>&lt;xs:element ref="indPag"/&gt;</text:p>
      <text:p text:style-name="P15"><text:s text:c="8"/>&lt;xs:element ref="mod"/&gt;</text:p>
      <text:p text:style-name="P15"><text:s text:c="8"/>&lt;xs:element ref="serie"/&gt;</text:p>
      <text:p text:style-name="P15"><text:s text:c="8"/>&lt;xs:element ref="nNF"/&gt;</text:p>
      <text:p text:style-name="P15"><text:s text:c="8"/>&lt;xs:element ref="dEmi"/&gt;</text:p>
      <text:p text:style-name="P15"><text:s text:c="8"/>&lt;xs:element ref="dSaiEnt"/&gt;</text:p>
      <text:p text:style-name="P15"><text:s text:c="8"/>&lt;xs:element ref="tpNF"/&gt;</text:p>
      <text:p text:style-name="P15"><text:s text:c="8"/>&lt;xs:element ref="cMunFG"/&gt;</text:p>
      <text:p text:style-name="P15"><text:s text:c="8"/>&lt;xs:element ref="tpImp"/&gt;</text:p>
      <text:p text:style-name="P15"><text:s text:c="8"/>&lt;xs:element ref="tpEmis"/&gt;</text:p>
      <text:p text:style-name="P15"><text:s text:c="8"/>&lt;xs:element ref="cDV"/&gt;</text:p>
      <text:p text:style-name="P15"><text:s text:c="8"/>&lt;xs:element ref="tpAmb"/&gt;</text:p>
      <text:p text:style-name="P15"><text:s text:c="8"/>&lt;xs:choice&gt;</text:p>
      <text:p text:style-name="P15"><text:s text:c="10"/>&lt;xs:element ref="finNFe"/&gt;</text:p>
      <text:p text:style-name="P15"><text:s text:c="10"/>&lt;xs:element ref="finFe"/&gt;</text:p>
      <text:p text:style-name="P15"><text:s text:c="8"/>&lt;/xs:choice&gt;</text:p>
      <text:p text:style-name="P15"><text:s text:c="8"/>&lt;xs:element ref="procEmi"/&gt;</text:p>
      <text:p text:style-name="P15"><text:s text:c="8"/>&lt;xs:element ref="verProc"/&gt;</text:p>
      <text:p text:style-name="P15"><text:s text:c="6"/>&lt;/xs:sequence&gt;</text:p>
      <text:p text:style-name="P15"><text:s text:c="4"/>&lt;/xs:complexType&gt;</text:p>
      <text:p text:style-name="P15"><text:s text:c="2"/>&lt;/xs:element&gt;</text:p>
      <text:p text:style-name="P15"><text:s text:c="2"/>&lt;xs:complexType name="X509Data"&gt;</text:p>
      <text:p text:style-name="P15"><text:s text:c="4"/>&lt;xs:sequence&gt;</text:p>
      <text:p text:style-name="P15"><text:s text:c="6"/>&lt;xs:element ref="X509Data"/&gt;</text:p>
      <text:p text:style-name="P15"><text:s text:c="4"/>&lt;/xs:sequence&gt;</text:p>
      <text:p text:style-name="P15"><text:s text:c="2"/>&lt;/xs:complexType&gt;</text:p>
      <text:p text:style-name="P15"><text:s text:c="2"/>&lt;xs:element name="X509Data" type="X509Certificate"/&gt;</text:p>
      <text:p text:style-name="P15"><text:s text:c="2"/>&lt;xs:element name="KeyInfo" type="X509Data"/&gt;</text:p>
      <text:p text:style-name="P15"><text:s text:c="2"/>&lt;xs:element name="Transforms"&gt;</text:p>
      <text:p text:style-name="P15"><text:s text:c="4"/>&lt;xs:complexType&gt;</text:p>
      <text:p text:style-name="P15"><text:s text:c="6"/>&lt;xs:sequence&gt;</text:p>
      <text:p text:style-name="P15"><text:s text:c="8"/>&lt;xs:element maxOccurs="unbounded" ref="Transform"/&gt;</text:p>
      <text:p text:style-name="P15"><text:s text:c="6"/>&lt;/xs:sequence&gt;</text:p>
      <text:p text:style-name="P15"><text:soft-page-break/><text:s text:c="4"/>&lt;/xs:complexType&gt;</text:p>
      <text:p text:style-name="P15"><text:s text:c="2"/>&lt;/xs:element&gt;</text:p>
      <text:p text:style-name="P15"><text:s text:c="2"/>&lt;xs:element name="DigesValue"&gt;</text:p>
      <text:p text:style-name="P15"><text:s text:c="4"/>&lt;xs:complexType mixed="true"&gt;</text:p>
      <text:p text:style-name="P15"><text:s text:c="6"/>&lt;xs:sequence&gt;</text:p>
      <text:p text:style-name="P15"><text:s text:c="8"/>&lt;xs:element minOccurs="0" maxOccurs="unbounded" ref="Transforms"/&gt;</text:p>
      <text:p text:style-name="P15"><text:s text:c="6"/>&lt;/xs:sequence&gt;</text:p>
      <text:p text:style-name="P15"><text:s text:c="4"/>&lt;/xs:complexType&gt;</text:p>
      <text:p text:style-name="P15"><text:s text:c="2"/>&lt;/xs:element&gt;</text:p>
      <text:p text:style-name="P15"><text:s text:c="2"/>&lt;xs:element name="DigestValue" type="xs:string"/&gt;</text:p>
      <text:p text:style-name="P15"><text:s text:c="2"/>&lt;xs:element name="SignedInfo"&gt;</text:p>
      <text:p text:style-name="P15"><text:s text:c="4"/>&lt;xs:complexType&gt;</text:p>
      <text:p text:style-name="P15"><text:s text:c="6"/>&lt;xs:sequence&gt;</text:p>
      <text:p text:style-name="P15"><text:s text:c="8"/>&lt;xs:element ref="CanonicalizationMethod"/&gt;</text:p>
      <text:p text:style-name="P15"><text:s text:c="8"/>&lt;xs:element ref="SignatureMethod"/&gt;</text:p>
      <text:p text:style-name="P15"><text:s text:c="8"/>&lt;xs:element ref="Reference"/&gt;</text:p>
      <text:p text:style-name="P15"><text:s text:c="6"/>&lt;/xs:sequence&gt;</text:p>
      <text:p text:style-name="P15"><text:s text:c="4"/>&lt;/xs:complexType&gt;</text:p>
      <text:p text:style-name="P15"><text:s text:c="2"/>&lt;/xs:element&gt;</text:p>
      <text:p text:style-name="P15"><text:s text:c="2"/>&lt;xs:element name="Signature"&gt;</text:p>
      <text:p text:style-name="P15"><text:s text:c="4"/>&lt;xs:complexType&gt;</text:p>
      <text:p text:style-name="P15"><text:s text:c="6"/>&lt;xs:sequence&gt;</text:p>
      <text:p text:style-name="P15"><text:s text:c="8"/>&lt;xs:element ref="SignedInfo"/&gt;</text:p>
      <text:p text:style-name="P15"><text:s text:c="8"/>&lt;xs:choice minOccurs="0" maxOccurs="unbounded"&gt;</text:p>
      <text:p text:style-name="P15"><text:s text:c="10"/>&lt;xs:element ref="SignatureValue"/&gt;</text:p>
      <text:p text:style-name="P15"><text:s text:c="10"/>&lt;xs:element ref="SignaturValue"/&gt;</text:p>
      <text:p text:style-name="P15"><text:s text:c="8"/>&lt;/xs:choice&gt;</text:p>
      <text:p text:style-name="P15"><text:s text:c="8"/>&lt;xs:element minOccurs="0" maxOccurs="unbounded" ref="KeyInfo"/&gt;</text:p>
      <text:p text:style-name="P15"><text:s text:c="6"/>&lt;/xs:sequence&gt;</text:p>
      <text:p text:style-name="P15"><text:s text:c="4"/>&lt;/xs:complexType&gt;</text:p>
      <text:p text:style-name="P15"><text:s text:c="2"/>&lt;/xs:element&gt;</text:p>
      <text:p text:style-name="P15"><text:s text:c="2"/>&lt;xs:element name="transp"&gt;</text:p>
      <text:p text:style-name="P15"><text:s text:c="4"/>&lt;xs:complexType&gt;</text:p>
      <text:p text:style-name="P15"><text:s text:c="6"/>&lt;xs:sequence&gt;</text:p>
      <text:p text:style-name="P15"><text:s text:c="8"/>&lt;xs:element ref="modFrete"/&gt;</text:p>
      <text:p text:style-name="P15"><text:s text:c="8"/>&lt;xs:element ref="transporta"/&gt;</text:p>
      <text:p text:style-name="P15"><text:s text:c="8"/>&lt;xs:element ref="veicTransp"/&gt;</text:p>
      <text:p text:style-name="P15"><text:s text:c="8"/>&lt;xs:element ref="reboque"/&gt;</text:p>
      <text:p text:style-name="P15"><text:s text:c="8"/>&lt;xs:element ref="vol"/&gt;</text:p>
      <text:p text:style-name="P15"><text:s text:c="6"/>&lt;/xs:sequence&gt;</text:p>
      <text:p text:style-name="P15"><text:s text:c="4"/>&lt;/xs:complexType&gt;</text:p>
      <text:p text:style-name="P15"><text:s text:c="2"/>&lt;/xs:element&gt;</text:p>
      <text:p text:style-name="P15"><text:s text:c="2"/>&lt;xs:element name="reboque"&gt;</text:p>
      <text:p text:style-name="P15"><text:s text:c="4"/>&lt;xs:complexType&gt;</text:p>
      <text:p text:style-name="P15"><text:s text:c="6"/>&lt;xs:sequence&gt;</text:p>
      <text:p text:style-name="P15"><text:s text:c="8"/>&lt;xs:element ref="placa"/&gt;</text:p>
      <text:p text:style-name="P15"><text:s text:c="8"/>&lt;xs:element ref="UF"/&gt;</text:p>
      <text:p text:style-name="P15"><text:s text:c="8"/>&lt;xs:element ref="RNTC"/&gt;</text:p>
      <text:p text:style-name="P15"><text:s text:c="6"/>&lt;/xs:sequence&gt;</text:p>
      <text:p text:style-name="P15"><text:s text:c="4"/>&lt;/xs:complexType&gt;</text:p>
      <text:p text:style-name="P15"><text:s text:c="2"/>&lt;/xs:element&gt;</text:p>
      <text:p text:style-name="P15"><text:s text:c="2"/>&lt;xs:element name="transporta"&gt;</text:p>
      <text:p text:style-name="P15"><text:soft-page-break/><text:s text:c="4"/>&lt;xs:complexType&gt;</text:p>
      <text:p text:style-name="P15"><text:s text:c="6"/>&lt;xs:sequence&gt;</text:p>
      <text:p text:style-name="P15"><text:s text:c="8"/>&lt;xs:element ref="CNPJ"/&gt;</text:p>
      <text:p text:style-name="P15"><text:s text:c="8"/>&lt;xs:element ref="xNome"/&gt;</text:p>
      <text:p text:style-name="P15"><text:s text:c="8"/>&lt;xs:element ref="IE"/&gt;</text:p>
      <text:p text:style-name="P15"><text:s text:c="8"/>&lt;xs:element ref="xEnder"/&gt;</text:p>
      <text:p text:style-name="P15"><text:s text:c="8"/>&lt;xs:element ref="xMun"/&gt;</text:p>
      <text:p text:style-name="P15"><text:s text:c="8"/>&lt;xs:element ref="UF"/&gt;</text:p>
      <text:p text:style-name="P15"><text:s text:c="6"/>&lt;/xs:sequence&gt;</text:p>
      <text:p text:style-name="P15"><text:s text:c="4"/>&lt;/xs:complexType&gt;</text:p>
      <text:p text:style-name="P15"><text:s text:c="2"/>&lt;/xs:element&gt;</text:p>
      <text:p text:style-name="P15"><text:s text:c="2"/>&lt;xs:element name="infNFe"&gt;</text:p>
      <text:p text:style-name="P15"><text:s text:c="4"/>&lt;xs:complexType&gt;</text:p>
      <text:p text:style-name="P15"><text:s text:c="6"/>&lt;xs:sequence&gt;</text:p>
      <text:p text:style-name="P15"><text:s text:c="8"/>&lt;xs:element ref="ide"/&gt;</text:p>
      <text:p text:style-name="P15"><text:s text:c="8"/>&lt;xs:element ref="emit"/&gt;</text:p>
      <text:p text:style-name="P15"><text:s text:c="8"/>&lt;xs:element ref="dest"/&gt;</text:p>
      <text:p text:style-name="P15"><text:s text:c="8"/>&lt;xs:element ref="retirada"/&gt;</text:p>
      <text:p text:style-name="P15"><text:s text:c="8"/>&lt;xs:element ref="entrega"/&gt;</text:p>
      <text:p text:style-name="P15"><text:s text:c="8"/>&lt;xs:element maxOccurs="unbounded" ref="det"/&gt;</text:p>
      <text:p text:style-name="P15"><text:s text:c="8"/>&lt;xs:element ref="total"/&gt;</text:p>
      <text:p text:style-name="P15"><text:s text:c="8"/>&lt;xs:element ref="transp"/&gt;</text:p>
      <text:p text:style-name="P15"><text:s text:c="8"/>&lt;xs:element minOccurs="0" maxOccurs="unbounded" ref="infAdic"/&gt;</text:p>
      <text:p text:style-name="P15"><text:s text:c="6"/>&lt;/xs:sequence&gt;</text:p>
      <text:p text:style-name="P15"><text:s text:c="6"/>&lt;xs:attribute name="Id" use="required"/&gt;</text:p>
      <text:p text:style-name="P15"><text:s text:c="6"/>&lt;xs:attribute name="versao" use="required"/&gt;</text:p>
      <text:p text:style-name="P15"><text:s text:c="4"/>&lt;/xs:complexType&gt;</text:p>
      <text:p text:style-name="P15"><text:s text:c="2"/>&lt;/xs:element&gt;</text:p>
      <text:p text:style-name="P15"><text:s text:c="2"/>&lt;xs:element name="NFe"&gt;</text:p>
      <text:p text:style-name="P15"><text:s text:c="4"/>&lt;xs:complexType&gt;</text:p>
      <text:p text:style-name="P15"><text:s text:c="6"/>&lt;xs:sequence&gt;</text:p>
      <text:p text:style-name="P15"><text:s text:c="8"/>&lt;xs:element ref="infNFe"/&gt;</text:p>
      <text:p text:style-name="P15"><text:s text:c="8"/>&lt;xs:element ref="Signature"/&gt;</text:p>
      <text:p text:style-name="P15"><text:s text:c="6"/>&lt;/xs:sequence&gt;</text:p>
      <text:p text:style-name="P15"><text:s text:c="4"/>&lt;/xs:complexType&gt;</text:p>
      <text:p text:style-name="P15"><text:s text:c="2"/>&lt;/xs:element&gt;</text:p>
      <text:p text:style-name="P15"><text:s text:c="2"/>&lt;xs:complexType name="ICMSTot"&gt;</text:p>
      <text:p text:style-name="P15"><text:s text:c="4"/>&lt;xs:sequence&gt;</text:p>
      <text:p text:style-name="P15"><text:s text:c="6"/>&lt;xs:element ref="ICMSTot"/&gt;</text:p>
      <text:p text:style-name="P15"><text:s text:c="4"/>&lt;/xs:sequence&gt;</text:p>
      <text:p text:style-name="P15"><text:s text:c="2"/>&lt;/xs:complexType&gt;</text:p>
      <text:p text:style-name="P15"><text:s text:c="2"/>&lt;xs:element name="ICMSTot"&gt;</text:p>
      <text:p text:style-name="P15"><text:s text:c="4"/>&lt;xs:complexType&gt;</text:p>
      <text:p text:style-name="P15"><text:s text:c="6"/>&lt;xs:sequence&gt;</text:p>
      <text:p text:style-name="P15"><text:s text:c="8"/>&lt;xs:element ref="vBC"/&gt;</text:p>
      <text:p text:style-name="P15"><text:s text:c="8"/>&lt;xs:element ref="vICMS"/&gt;</text:p>
      <text:p text:style-name="P15"><text:s text:c="8"/>&lt;xs:element ref="vBCST"/&gt;</text:p>
      <text:p text:style-name="P15"><text:s text:c="8"/>&lt;xs:element ref="vST"/&gt;</text:p>
      <text:p text:style-name="P15"><text:s text:c="8"/>&lt;xs:element ref="vProd"/&gt;</text:p>
      <text:p text:style-name="P15"><text:s text:c="8"/>&lt;xs:element ref="vFrete"/&gt;</text:p>
      <text:p text:style-name="P15"><text:s text:c="8"/>&lt;xs:element ref="vSeg"/&gt;</text:p>
      <text:p text:style-name="P15"><text:s text:c="8"/>&lt;xs:element ref="vDesc"/&gt;</text:p>
      <text:p text:style-name="P15"><text:soft-page-break/><text:s text:c="8"/>&lt;xs:element ref="vII"/&gt;</text:p>
      <text:p text:style-name="P15"><text:s text:c="8"/>&lt;xs:element ref="vIPI"/&gt;</text:p>
      <text:p text:style-name="P15"><text:s text:c="8"/>&lt;xs:element ref="vPIS"/&gt;</text:p>
      <text:p text:style-name="P15"><text:s text:c="8"/>&lt;xs:element ref="vCOFINS"/&gt;</text:p>
      <text:p text:style-name="P15"><text:s text:c="8"/>&lt;xs:element ref="vOutro"/&gt;</text:p>
      <text:p text:style-name="P15"><text:s text:c="8"/>&lt;xs:element ref="vNF"/&gt;</text:p>
      <text:p text:style-name="P15"><text:s text:c="6"/>&lt;/xs:sequence&gt;</text:p>
      <text:p text:style-name="P15"><text:s text:c="4"/>&lt;/xs:complexType&gt;</text:p>
      <text:p text:style-name="P15"><text:s text:c="2"/>&lt;/xs:element&gt;</text:p>
      <text:p text:style-name="P15"><text:s text:c="2"/>&lt;xs:element name="lacres" type="nLacre"/&gt;</text:p>
      <text:p text:style-name="P15"><text:s text:c="2"/>&lt;xs:element name="Reference"&gt;</text:p>
      <text:p text:style-name="P15"><text:s text:c="4"/>&lt;xs:complexType&gt;</text:p>
      <text:p text:style-name="P15"><text:s text:c="6"/>&lt;xs:sequence&gt;</text:p>
      <text:p text:style-name="P15"><text:s text:c="8"/>&lt;xs:element ref="Transforms"/&gt;</text:p>
      <text:p text:style-name="P15"><text:s text:c="8"/>&lt;xs:choice&gt;</text:p>
      <text:p text:style-name="P15"><text:s text:c="10"/>&lt;xs:element ref="DigestMetod"/&gt;</text:p>
      <text:p text:style-name="P15"><text:s text:c="10"/>&lt;xs:element ref="DigestMethod"/&gt;</text:p>
      <text:p text:style-name="P15"><text:s text:c="8"/>&lt;/xs:choice&gt;</text:p>
      <text:p text:style-name="P15"><text:s text:c="8"/>&lt;xs:choice&gt;</text:p>
      <text:p text:style-name="P15"><text:s text:c="10"/>&lt;xs:element ref="DigesValue"/&gt;</text:p>
      <text:p text:style-name="P15"><text:s text:c="10"/>&lt;xs:element ref="DigestValue"/&gt;</text:p>
      <text:p text:style-name="P15"><text:s text:c="8"/>&lt;/xs:choice&gt;</text:p>
      <text:p text:style-name="P15"><text:s text:c="6"/>&lt;/xs:sequence&gt;</text:p>
      <text:p text:style-name="P15"><text:s text:c="6"/>&lt;xs:attribute name="URI" use="required"/&gt;</text:p>
      <text:p text:style-name="P15"><text:s text:c="4"/>&lt;/xs:complexType&gt;</text:p>
      <text:p text:style-name="P15"><text:s text:c="2"/>&lt;/xs:element&gt;</text:p>
      <text:p text:style-name="P15"><text:s text:c="2"/>&lt;xs:element name="veicTransp"&gt;</text:p>
      <text:p text:style-name="P15"><text:s text:c="4"/>&lt;xs:complexType&gt;</text:p>
      <text:p text:style-name="P15"><text:s text:c="6"/>&lt;xs:sequence&gt;</text:p>
      <text:p text:style-name="P15"><text:s text:c="8"/>&lt;xs:element ref="placa"/&gt;</text:p>
      <text:p text:style-name="P15"><text:s text:c="8"/>&lt;xs:element ref="UF"/&gt;</text:p>
      <text:p text:style-name="P15"><text:s text:c="8"/>&lt;xs:element ref="RNTC"/&gt;</text:p>
      <text:p text:style-name="P15"><text:s text:c="6"/>&lt;/xs:sequence&gt;</text:p>
      <text:p text:style-name="P15"><text:s text:c="4"/>&lt;/xs:complexType&gt;</text:p>
      <text:p text:style-name="P15"><text:s text:c="2"/>&lt;/xs:element&gt;</text:p>
      <text:p text:style-name="P15"><text:s text:c="2"/>&lt;xs:element name="infAdic" type="infAdFisco"/&gt;</text:p>
      <text:p text:style-name="P15"><text:s text:c="2"/>&lt;xs:element name="vol"&gt;</text:p>
      <text:p text:style-name="P15"><text:s text:c="4"/>&lt;xs:complexType&gt;</text:p>
      <text:p text:style-name="P15"><text:s text:c="6"/>&lt;xs:sequence&gt;</text:p>
      <text:p text:style-name="P15"><text:s text:c="8"/>&lt;xs:element ref="qVol"/&gt;</text:p>
      <text:p text:style-name="P15"><text:s text:c="8"/>&lt;xs:element ref="esp"/&gt;</text:p>
      <text:p text:style-name="P15"><text:s text:c="8"/>&lt;xs:element ref="marca"/&gt;</text:p>
      <text:p text:style-name="P15"><text:s text:c="8"/>&lt;xs:element ref="nVol"/&gt;</text:p>
      <text:p text:style-name="P15"><text:s text:c="8"/>&lt;xs:element ref="pesoL"/&gt;</text:p>
      <text:p text:style-name="P15"><text:s text:c="8"/>&lt;xs:element ref="pesoB"/&gt;</text:p>
      <text:p text:style-name="P15"><text:s text:c="8"/>&lt;xs:element ref="lacres"/&gt;</text:p>
      <text:p text:style-name="P15"><text:s text:c="6"/>&lt;/xs:sequence&gt;</text:p>
      <text:p text:style-name="P15"><text:s text:c="4"/>&lt;/xs:complexType&gt;</text:p>
      <text:p text:style-name="P15"><text:s text:c="2"/>&lt;/xs:element&gt;</text:p>
      <text:p text:style-name="P15">&lt;/xs:schema&gt;</text:p>
      <text:p text:style-name="P15"/>
      <text:p text:style-name="P4"><text:span text:style-name="T1"><text:line-break/></text:span><text:soft-page-break/><text:span text:style-name="T10">Diferenças</text:span><text:span text:style-name="T1">:</text:span></text:p>
      <text:list xml:id="list5076111829045308873" text:style-name="L4">
        <text:list-item>
          <text:p text:style-name="P40">O XML Schema criado é bem maior que o DTD equivalente.</text:p>
        </text:list-item>
        <text:list-item>
          <text:p text:style-name="P50"><text:span text:style-name="T13">D</text:span><text:span text:style-name="T11">iferente do DTD, o XML Schema é escrito em XML.</text:span></text:p>
        </text:list-item>
        <text:list-item>
          <text:p text:style-name="P41">O XML Schema criado é mais simples de entender por estar em uma linguagem mais próxima da nossa do que o DTD.</text:p>
        </text:list-item>
        <text:list-item>
          <text:p text:style-name="P41">Embora seja maior e mais trabalhoso de fazer, o XML Schema é menos limitado que o DTD. No XML Schema foi possível, por exemplo, <text:s/>usar namespaces e validar o tipo dos elementos.</text:p>
        </text:list-item>
      </text:list>
      <text:p text:style-name="P25">Principais campos do XML Schema:</text:p>
      <text:p text:style-name="P26">O documento possui um elemento, que é o mais externo (“&lt;xs:schema&gt;”). Nesse elemento é definido o nameespace.</text:p>
      <text:p text:style-name="P7"><text:span text:style-name="T22">A tag &lt;xs:element&gt; é utilizada para definir um elemento, que deve ter um nome e possuir um tipo (primirivo ou complexo). Para criar um tipo complexo usamos a tag &lt;xs:complexType&gt; e definimos dentro dela os elementos e atributos. A cardinalidade dos elementos é definida pelos atributos </text:span><text:span text:style-name="T21">xs:minOccurs </text:span><text:span text:style-name="T22">(</text:span><text:span text:style-name="T31">número mínimo de vezes que um subelemento pode aparecer</text:span><text:span text:style-name="T32">) e </text:span><text:span text:style-name="T31">xs:maxOccurs </text:span><text:span text:style-name="T32">(n</text:span><text:span text:style-name="T31">úmero máximo de vezes que um subelemento pode aparecer</text:span><text:span text:style-name="T32">). </text:span><text:span text:style-name="T33">Os outros componentes principais são os delimitadores de grupo “&lt;xs:sequence&gt;” (</text:span><text:span text:style-name="T35">subelementos </text:span><text:span text:style-name="T34">devem aparecer na instância XML na mesma ordem em que foram declarados no esquema</text:span><text:span text:style-name="T33">), “&lt;xs:choice&gt;” (somente um </text:span><text:span text:style-name="T34">dos elementos declarados no grupo pode aparecer na instância</text:span><text:span text:style-name="T33">) e “&lt;xs:all&gt;” (os elementos do grupo podem aparecer</text:span> uma vez <text:span text:style-name="T34">em qualquer ordem</text:span><text:span text:style-name="T33">).</text:span></text:p>
      <text:p text:style-name="P29"/>
      <text:p text:style-name="P24">3ª Questão (2 pontos) </text:p>
      <text:p text:style-name="P30">Desenvolva um arquivo de transformação (via XSLT) para transformar os três documentos bem formados em um arquivo HTML e em TXT. Você deve escolher a formatação de saída e o layout (formatação) do HTML e TXT que desejar, como o XML de origem é longo, seu HTML de saída deverá ter até 20 campos de informação e não menos que 15 campos. A escolha dos campos do XML é livre para cada aluno, sugere-se usar um bloco de informações coerentes. Seja criativo! Não copie do seu colega. </text:p>
      <text:p text:style-name="P16"/>
      <text:p text:style-name="P22">4ª Questão (1.5 pontos) </text:p>
      <text:p text:style-name="P10">Desenvolva consultas XPath e Xquery. Use o seu editor de documentos XML, explique o procedimento utilizado e exiba os resultados na sua resposta </text:p>
      <text:p text:style-name="P10">Consulta a) Exiba todos os nomes dos pais e avós do elemento &lt;UF&gt; </text:p>
      <text:p text:style-name="P17"><text:span text:style-name="T46">XPath – </text:span>//UF/.. | //UF/../.. </text:p>
      <text:p text:style-name="P20">XQuery :<text:line-break/><text:span text:style-name="T47">&lt;resultado&gt;</text:span></text:p>
      <text:p text:style-name="P21">{</text:p>
      <text:p text:style-name="P21">for $e in doc('documento1.xml')//UF</text:p>
      <text:p text:style-name="P21">return ($e/.., $e/../..)</text:p>
      <text:p text:style-name="P21">}</text:p>
      <text:p text:style-name="P21">&lt;/resultado&gt;</text:p>
      <text:p text:style-name="P10">Consulta b) Exiba o elemento e o número do nível do elemento mais profundo na estrutura do documento numero 2 </text:p>
      <text:p text:style-name="P10">Consulta c) Exiba todos os elementos que estão no mesmo nível do elemento ICMS. </text:p>
      <text:p text:style-name="P18"><text:span text:style-name="T46">XPath – </text:span>//ICMS/../*</text:p>
      <text:p text:style-name="P19">XQuery:</text:p>
      <text:p text:style-name="P21">&lt;resultado&gt;</text:p>
      <text:p text:style-name="P21">{</text:p>
      <text:p text:style-name="P21">for $e in doc('documento1.xml')//ICMS</text:p>
      <text:p text:style-name="P21">return $e/../*</text:p>
      <text:p text:style-name="P21">}</text:p>
      <text:p text:style-name="P21">&lt;/resultado&gt;</text:p>
      <text:p text:style-name="P10"><text:soft-page-break/></text:p>
      <text:p text:style-name="P22">5ª Questão (1.5ponto) Como você observou os documentos XML estão representando um conjunto de tabelas desnormalizadas. Faça um diagrama ER que propõe uma normalização (separação de documento em tabelas). A seguir faça um XQuery que divida o documento de acordo com o projeto que você desenvolveu. Explique o processo em detalhes. </text:p>
      <text:p text:style-name="P22"/>
      <text:p text:style-name="P22">6ª Questão (2.0pontos) – </text:p>
      <text:p text:style-name="P31">a) Quais são as principais características (PRINCÍPIOS) técnicas dos dados abertos que estão relatados nos documentos que você leu sobre o tema? </text:p>
      <text:list xml:id="list3005383682279280619" text:style-name="L5">
        <text:list-item>
          <text:p text:style-name="P52"><text:span text:style-name="T18">Completos</text:span><text:span text:style-name="T15">: Todos os dados públicos estão disponíveis e sem limitações de acesso. </text:span></text:p>
        </text:list-item>
        <text:list-item>
          <text:p text:style-name="P53"><text:span text:style-name="T17">Primários</text:span><text:span text:style-name="T14">: Os dados são apresentados da forma original em que foram coletados, sem nenhuma modificação</text:span></text:p>
        </text:list-item>
        <text:list-item>
          <text:p text:style-name="P53"><text:span text:style-name="T17">Atuais</text:span><text:span text:style-name="T14">: São disponibilizados assim que se tornam necessários.</text:span></text:p>
        </text:list-item>
        <text:list-item>
          <text:p text:style-name="P53"><text:span text:style-name="T17">Acessíveis</text:span><text:span text:style-name="T14">: Estão disponíveis para que sejam alcançados pelo maior número de pessoas possível.</text:span></text:p>
        </text:list-item>
        <text:list-item>
          <text:p text:style-name="P53"><text:span text:style-name="T17">Compreensíveis por máquinas</text:span><text:span text:style-name="T14">: São estruturados para que posam ser processados por máquina de forma automática.</text:span></text:p>
        </text:list-item>
        <text:list-item>
          <text:p text:style-name="P53"><text:span text:style-name="T17">Não discriminatórios</text:span><text:span text:style-name="T14">: </text:span><text:span text:style-name="T16">Estão disponíveis a todos, sem exceção.</text:span></text:p>
        </text:list-item>
        <text:list-item>
          <text:p text:style-name="P53"><text:span text:style-name="T17">Não proprietários</text:span><text:span text:style-name="T14">: </text:span><text:span text:style-name="T16">Ninguém controla exclusivamente os dados.</text:span></text:p>
        </text:list-item>
        <text:list-item>
          <text:p text:style-name="P53"><text:span text:style-name="T17">Livres de licenças</text:span><text:span text:style-name="T14">: </text:span><text:span text:style-name="T16">Não há nenhuma restrição de utilização prevista. Apenas alguns tipos de segurança podem ser usados, como por exemplo, segurança.</text:span></text:p>
        </text:list-item>
      </text:list>
      <text:p text:style-name="P31"/>
      <text:p text:style-name="P31">b) Avalie tecnicamente TODOS os aplicativos baseados em dados abertos indicados no site http://dados.gov.br/aplicativos/. Faça um resumo de suas funcionalidades e indique quais os dados (datasets) estão sendo utilizados </text:p>
      <text:list xml:id="list1224723272819797734" text:style-name="L6">
        <text:list-item>
          <text:p text:style-name="P54"><text:span text:style-name="T25">Reclamações Procon:</text:span><text:line-break/>O sistema apresenta uma interface web simples para pesquisa por nome de empresas, <text:span text:style-name="T44">que apresenta basicamente uma caixa de pesquisa e filtros</text:span>. Ao pesquisar, o sistema apresenta um resultado com visão simplificada com grafos de pizza e circulares, que pode ser filtrado pelo <text:span text:style-name="Strong_20_Emphasis">sexo </text:span>dos consumidores (masculino e feminino) e pelo <text:span text:style-name="Strong_20_Emphasis">estado de atendimento </text:span>das reclamações pelo fornecedor (atendidas e não atendidas).<text:line-break/>O sistema também apresenta o tempo demorado pelas empresas para resolver uma determinada reclamação que são separadas em notas que vão de A à E (começando dos menos demorados).<text:line-break/>A base de dados consultados neste projeto são <text:span text:style-name="Strong_20_Emphasis">Dados Abertos </text:span>do Cadastro Nacional de Reclamações Fundamentadas de 2011 realizado pelos 25 Procons estaduais e 220 Procons municipais.</text:p>
        </text:list-item>
        <text:list-item>
          <text:p text:style-name="P54"><text:span text:style-name="T25">Reclamações BR:</text:span><text:span text:style-name="T38"><text:line-break/></text:span><text:span text:style-name="T26">É uma ferramenta para o consumidor verificar o comportamento das marcas presentes no mercado brasileiro. As informações são baseadas nas reclamações dos consumidores. Na página inicial, são apresentados gráficos de barra das empresas com mais reclamações e das que </text:span><text:bookmark text:name="graphics"/><text:span text:style-name="T26">tem </text:span><text:span text:style-name="Strong_20_Emphasis"><text:span text:style-name="T26">o pior índice de solução dos atendimentos de 2009 à 2010. O portal contém uma página com uma listagem de grupos e empresas em que é possível detalhar as informações de cada empresa listada. Ao detalhar as informações de uma determinada empresa, são mostrados os gráficos de Índice de solução dos atendimentos, Problemas mais reclamados, Detalhes e evolução dos atendimentos do grupo e é exibida uma lista das empresas que </text:span></text:span><text:soft-page-break/><text:span text:style-name="Strong_20_Emphasis"><text:span text:style-name="T26">compõem o grupo em questão. Os resultados podem ser filtrados por ano e a soma de todos os anos. O total de reclamações também são apresentados. <text:line-break/>O portal também criou um ranking das empresas com mais reclamações, com pior índice de solução dos atendimentos e também o perfil dos reclamantes. </text:span></text:span><text:span text:style-name="Strong_20_Emphasis"><text:span text:style-name="T37">Os Dados utilizados são do </text:span></text:span><text:span text:style-name="T37">Cadastro Nacional de Reclamações Fundamentadas.</text:span></text:p>
          <text:p text:style-name="P51"/>
        </text:list-item>
        <text:list-item>
          <text:p text:style-name="P54"><text:span text:style-name="T25">Para onde foi o meu dinheiro</text:span><text:span text:style-name="T38">:<text:line-break/></text:span>É uma ferramenta permite saber como governos gastam os recursos públicos. A página inicial mostra um conjunto de dados baseado em informações anuais sobre a execução do orçamento público. Esses dados são apresentados em forma de gráfico que relaciona o ano com a quantia em bilhões de reais usada. O tamanho do círculo apresentado no gráfico, por município, é baseado na quantidade de dados disponíveis para o banco de dados, que está diretamente ligado ao volume de dinheiro investido.<text:line-break/>As fontes de dados utilizadas são as seguintes:<text:line-break/>http://www.portaltransparencia.gov.br/<text:line-break/>http://www.fazenda.sp.gov.br/download/default.shtm<text:line-break/>http://sempla.prefeitura.sp.gov.br/orc_homenew.php<text:line-break/>http://dados.tce.rs.gov.br/dados_siapc.html#empenhos<text:span text:style-name="T38"><text:line-break/></text:span></text:p>
        </text:list-item>
        <text:list-item>
          <text:p text:style-name="P54"><text:span text:style-name="T25">Aeroportos Brasil</text:span><text:span text:style-name="T38">:<text:line-break/></text:span><text:span text:style-name="T30">É</text:span><text:span text:style-name="T39"> um aplicativo que mostra o movimento de aeronaves e passageiros nos aeroportos administrados pela Infraero. As tabelas </text:span><text:span text:style-name="T40">apresentadas pelo aplicativo </text:span><text:span text:style-name="T39">mostram o movimento de aeronaves, passageiros, carga e mala postal nos 66 aeroportos administrados pela Infraero. Em aeronaves, estão computados pousos e decolagens. Em passageiros, embarques e desembarques. </text:span><text:span text:style-name="T40">São apresentados três tipos de análises: análises de aeronaves, de passageiros e aeroportos. A análise de aeronaves apresenta gráficos sobre a quantidade de aeronaves por mês e por aeroportos. A análise por passageiros </text:span><text:span text:style-name="T41">mostra gráficos relacionando </text:span><text:span text:style-name="T27">a quantidade de passageiros por tipo de voo (doméstico e internacional), por mês, por aeroporto e por região do Brasil. A análise de aeroportos é apresentada por tipos, quantidade por mês e por regiões. Os Dados utilizados são do Movimento dos Aeroportos Administrados pela Infraero</text:span> <text:span text:style-name="T38"><text:line-break/></text:span></text:p>
        </text:list-item>
        <text:list-item>
          <text:p text:style-name="P54"><text:span text:style-name="T25">Siga seu vereador:</text:span><text:span text:style-name="T38"><text:line-break/></text:span><text:span text:style-name="T27">O aplicativo possui uma interface simples. Mostra uma lista de filtros para exibição de vereadores. Primeiro selecionamos o estado desejado e depois a cidade e é exibida uma lista de vereadores com o nome, o partido e a coligação de cada um. Ao selecionar um vereador, é exibida uma página contendo o nome, data de nascimento, gênero, número de urna, situação da candidatura e informações pessoais. A página apresenta também outros candidatos do mesmo partido, cidade e estado.<text:line-break/>Os Dados utilizados são das Votações dos Vereadores da Câmara Municipal de São Paulo fornecidos pela Justiça Eleitoral.</text:span><text:span text:style-name="T38"><text:line-break/></text:span></text:p>
        </text:list-item>
        <text:list-item>
          <text:p text:style-name="P55"><text:soft-page-break/><text:span text:style-name="T25">Radar Parlamentar</text:span><text:span text:style-name="T38">:<text:line-break/></text:span><text:span text:style-name="T27">É um aplicativo bem elaborado, com design inovador e informações detalhadas. O aplicativo ilustra as semelhanças entre partidos políticos com base na análise matemática dos dados de votações que ocorrem na casa legislativa. As semelhanças são apresentadas em um gráfico bidimensional, em que círculos representam partidos ou parlamentares, e a distância entre esses círculos representa o quão parecido os mesmos votam. São apresentados três tipos de gráficos: por gênero, que tem por objetivo fazer uma análise gráfica da participação de mulheres e homens na Câmara Federal; um radar, que apresenta o total de votações existentes e divididos entre a Câmara Municipal de São Paulo, Câmara dos Deputados e Senado; e plenárias, que podem ser filtradas entre a Câmara Municipal de São Paulo e por proposição (PL). A base de dados contém dados da câmara Municipal, da Câmara dos Deputados e do Senado.</text:span></text:p>
        </text:list-item>
        <text:list-item>
          <text:p text:style-name="P54"><text:span text:style-name="T25">Basômetro</text:span><text:span text:style-name="T38">:<text:line-break/></text:span><text:span text:style-name="T27">É um blog do Estadão Dados, núcleo do Estadão especializado em reportagens baseadas em estatísticas e no desenvolvimento de projetos especiais de visualização de dados. Encontramos gráficos e animações sobre temas do noticiário do dia, além de cruzamentos de dados e análises especiais feitas <text:s/>por jornalistas e programadores. Os posts são divididos em três seções: gráfico do dia, permanentes, para séries estatísticas que serão constantemente atualizadas, e séries especiais, focadas em um tema específico. OS Dados utilizados foram as Informações Legislativas da Câmara dos Deputados.</text:span><text:span text:style-name="T38"><text:line-break/><text:line-break/></text:span></text:p>
        </text:list-item>
        <text:list-item>
          <text:p text:style-name="P54"><text:span text:style-name="T25">Painel do PAC:<text:line-break/></text:span><text:span text:style-name="T27">Este aplicativo mostra, de diversas maneiras, os investimentos realizados nas Obras do PAC (Programa de Aceleração do Crescimento). O objetivo deste aplicativo é demonstrar o que é possível fazer com a utilização de ferramentas livres (Open Source) para <text:s/>sistemas de tomada de decisão. O aplicativo apresenta mapas, painéis e vídeos. Os dados utilizados são das Obras do Programa de Aceleração do Crescimento </text:span><text:span text:style-name="T38"><text:line-break/><text:line-break/></text:span></text:p>
        </text:list-item>
      </text:list>
      <text:p text:style-name="P32">c) PROPONHA um novo tipo de aplicativo que use dados abertos que possam ser utilizados para empoderar o cidadão comum (seja criativo). Explique como ele funcionaria no nível conceitual e indique as fontes de dados.</text:p>
      <text:p text:style-name="P34"><text:span text:style-name="T36">Aplicativo que utilize dados do IBGE para verificar os locais mais próximos onde ocorre recolhimento de</text:span><text:a xlink:type="simple" xlink:href="http://dados.gov.br/dataset/destinacao-do-lixo-domiciliar" text:style-name="Internet_20_link" text:visited-style-name="Visited_20_Internet_20_Link"><text:span text:style-name="T42"> Lixo </text:span></text:a><text:a xlink:type="simple" xlink:href="http://dados.gov.br/dataset/destinacao-do-lixo-domiciliar" text:style-name="Internet_20_link" text:visited-style-name="Visited_20_Internet_20_Link">e</text:a><text:span text:style-name="T43">letrônico.</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lide_20_de_20_título_7e_LT_7e_Gliederung_20_1" style:display-name="Slide de títul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lide_20_de_20_título_7e_LT_7e_Gliederung_20_2" style:display-name="Slide de título~LT~Gliederung 2" style:family="paragraph" style:parent-style-name="Slide_20_de_20_título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3" style:display-name="Slide de título~LT~Gliederung 3" style:family="paragraph" style:parent-style-name="Slide_20_de_20_título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lide_20_de_20_título_7e_LT_7e_Gliederung_20_4" style:display-name="Slide de título~LT~Gliederung 4" style:family="paragraph" style:parent-style-name="Slide_20_de_20_título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lide_20_de_20_título_7e_LT_7e_Gliederung_20_5" style:display-name="Slide de título~LT~Gliederung 5" style:family="paragraph" style:parent-style-name="Slide_20_de_20_título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6" style:display-name="Slide de título~LT~Gliederung 6" style:family="paragraph" style:parent-style-name="Slide_20_de_20_título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7" style:display-name="Slide de título~LT~Gliederung 7" style:family="paragraph" style:parent-style-name="Slide_20_de_20_título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8" style:display-name="Slide de título~LT~Gliederung 8" style:family="paragraph" style:parent-style-name="Slide_20_de_20_título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9" style:display-name="Slide de título~LT~Gliederung 9" style:family="paragraph" style:parent-style-name="Slide_20_de_20_título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Titel" style:display-name="Slide de títul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6pt" fo:letter-spacing="normal"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Slide_20_de_20_título_7e_LT_7e_Untertitel" style:display-name="Slide de títul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lide_20_de_20_título_7e_LT_7e_Notizen" style:display-name="Slide de títul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lide_20_de_20_título_7e_LT_7e_Hintergrundobjekte" style:display-name="Slide de títu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lide_20_de_20_título_7e_LT_7e_Hintergrund" style:display-name="Slide de títu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Gliederung_20_2" style:display-name="Título e conteúdo~LT~Gliederung 2" style:family="paragraph" style:parent-style-name="Título_20_e_20_conteúdo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6pt" fo:letter-spacing="normal"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Untertitel" style:display-name="Título e conteú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Notizen" style:display-name="Título e conteú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Hintergrundobjekte" style:display-name="Título e conteú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e_20_conteúdo_7e_LT_7e_Hintergrund" style:display-name="Título e conteú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mente_20_título_7e_LT_7e_Gliederung_20_1" style:display-name="Somente títul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omente_20_título_7e_LT_7e_Gliederung_20_2" style:display-name="Somente título~LT~Gliederung 2" style:family="paragraph" style:parent-style-name="Somente_20_título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Gliederung_20_3" style:display-name="Somente título~LT~Gliederung 3" style:family="paragraph" style:parent-style-name="Somente_20_título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omente_20_título_7e_LT_7e_Gliederung_20_4" style:display-name="Somente título~LT~Gliederung 4" style:family="paragraph" style:parent-style-name="Somente_20_título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omente_20_título_7e_LT_7e_Gliederung_20_5" style:display-name="Somente título~LT~Gliederung 5" style:family="paragraph" style:parent-style-name="Somente_20_título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Gliederung_20_6" style:display-name="Somente título~LT~Gliederung 6" style:family="paragraph" style:parent-style-name="Somente_20_título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Gliederung_20_7" style:display-name="Somente título~LT~Gliederung 7" style:family="paragraph" style:parent-style-name="Somente_20_título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Gliederung_20_8" style:display-name="Somente título~LT~Gliederung 8" style:family="paragraph" style:parent-style-name="Somente_20_título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Gliederung_20_9" style:display-name="Somente título~LT~Gliederung 9" style:family="paragraph" style:parent-style-name="Somente_20_título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mente_20_título_7e_LT_7e_Titel" style:display-name="Somente títul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6pt" fo:letter-spacing="normal"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Somente_20_título_7e_LT_7e_Untertitel" style:display-name="Somente títul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omente_20_título_7e_LT_7e_Notizen" style:display-name="Somente títul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omente_20_título_7e_LT_7e_Hintergrundobjekte" style:display-name="Somente títu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mente_20_título_7e_LT_7e_Hintergrund" style:display-name="Somente títu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beçalho_20_da_20_Seção_7e_LT_7e_Gliederung_20_1" style:display-name="Cabeçalho da Seçã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Cabeçalho_20_da_20_Seção_7e_LT_7e_Gliederung_20_2" style:display-name="Cabeçalho da Seção~LT~Gliederung 2" style:family="paragraph" style:parent-style-name="Cabeçalho_20_da_20_Seção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Gliederung_20_3" style:display-name="Cabeçalho da Seção~LT~Gliederung 3" style:family="paragraph" style:parent-style-name="Cabeçalho_20_da_20_Seção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beçalho_20_da_20_Seção_7e_LT_7e_Gliederung_20_4" style:display-name="Cabeçalho da Seção~LT~Gliederung 4" style:family="paragraph" style:parent-style-name="Cabeçalho_20_da_20_Seção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beçalho_20_da_20_Seção_7e_LT_7e_Gliederung_20_5" style:display-name="Cabeçalho da Seção~LT~Gliederung 5" style:family="paragraph" style:parent-style-name="Cabeçalho_20_da_20_Seção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Gliederung_20_6" style:display-name="Cabeçalho da Seção~LT~Gliederung 6" style:family="paragraph" style:parent-style-name="Cabeçalho_20_da_20_Seção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Gliederung_20_7" style:display-name="Cabeçalho da Seção~LT~Gliederung 7" style:family="paragraph" style:parent-style-name="Cabeçalho_20_da_20_Seção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Gliederung_20_8" style:display-name="Cabeçalho da Seção~LT~Gliederung 8" style:family="paragraph" style:parent-style-name="Cabeçalho_20_da_20_Seção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Gliederung_20_9" style:display-name="Cabeçalho da Seção~LT~Gliederung 9" style:family="paragraph" style:parent-style-name="Cabeçalho_20_da_20_Seção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beçalho_20_da_20_Seção_7e_LT_7e_Titel" style:display-name="Cabeçalho da Seçã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6pt" fo:letter-spacing="normal"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Cabeçalho_20_da_20_Seção_7e_LT_7e_Untertitel" style:display-name="Cabeçalho da Seçã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abeçalho_20_da_20_Seção_7e_LT_7e_Notizen" style:display-name="Cabeçalho da Seçã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abeçalho_20_da_20_Seção_7e_LT_7e_Hintergrundobjekte" style:display-name="Cabeçalho da Seçã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beçalho_20_da_20_Seção_7e_LT_7e_Hintergrund" style:display-name="Cabeçalho da Seçã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uas_20_Partes_20_de_20_Conteúdo_7e_LT_7e_Gliederung_20_1" style:display-name="Duas Partes de Conteúd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uas_20_Partes_20_de_20_Conteúdo_7e_LT_7e_Gliederung_20_2" style:display-name="Duas Partes de Conteúdo~LT~Gliederung 2" style:family="paragraph" style:parent-style-name="Duas_20_Partes_20_de_20_Conteúdo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Gliederung_20_3" style:display-name="Duas Partes de Conteúdo~LT~Gliederung 3" style:family="paragraph" style:parent-style-name="Duas_20_Partes_20_de_20_Conteúdo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uas_20_Partes_20_de_20_Conteúdo_7e_LT_7e_Gliederung_20_4" style:display-name="Duas Partes de Conteúdo~LT~Gliederung 4" style:family="paragraph" style:parent-style-name="Duas_20_Partes_20_de_20_Conteúdo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uas_20_Partes_20_de_20_Conteúdo_7e_LT_7e_Gliederung_20_5" style:display-name="Duas Partes de Conteúdo~LT~Gliederung 5" style:family="paragraph" style:parent-style-name="Duas_20_Partes_20_de_20_Conteúdo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Gliederung_20_6" style:display-name="Duas Partes de Conteúdo~LT~Gliederung 6" style:family="paragraph" style:parent-style-name="Duas_20_Partes_20_de_20_Conteúdo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Gliederung_20_7" style:display-name="Duas Partes de Conteúdo~LT~Gliederung 7" style:family="paragraph" style:parent-style-name="Duas_20_Partes_20_de_20_Conteúdo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Gliederung_20_8" style:display-name="Duas Partes de Conteúdo~LT~Gliederung 8" style:family="paragraph" style:parent-style-name="Duas_20_Partes_20_de_20_Conteúdo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Gliederung_20_9" style:display-name="Duas Partes de Conteúdo~LT~Gliederung 9" style:family="paragraph" style:parent-style-name="Duas_20_Partes_20_de_20_Conteúdo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uas_20_Partes_20_de_20_Conteúdo_7e_LT_7e_Titel" style:display-name="Duas Partes de Conteúd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6pt" fo:letter-spacing="normal"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Duas_20_Partes_20_de_20_Conteúdo_7e_LT_7e_Untertitel" style:display-name="Duas Partes de Conteú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uas_20_Partes_20_de_20_Conteúdo_7e_LT_7e_Notizen" style:display-name="Duas Partes de Conteú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uas_20_Partes_20_de_20_Conteúdo_7e_LT_7e_Hintergrundobjekte" style:display-name="Duas Partes de Conteú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uas_20_Partes_20_de_20_Conteúdo_7e_LT_7e_Hintergrund" style:display-name="Duas Partes de Conteú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1" style:display-name="Heading 1" style:family="paragraph" style:parent-style-name="Heading" style:class="text"/>
    <style:style style:name="Heading_20_3" style:display-name="Heading 3" style:family="paragraph" style:parent-style-name="Heading" style:class="text"/>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0:30:00</meta:creation-date>
    <meta:initial-creator>sergio serra</meta:initial-creator>
    <dc:date>2016-10-13T09:42:03.868000000</dc:date>
    <meta:editing-duration>PT5H53M</meta:editing-duration>
    <meta:editing-cycles>28</meta:editing-cycles>
    <meta:generator>LibreOffice/5.0.6.3$Windows_x86 LibreOffice_project/490fc03b25318460cfc54456516ea2519c11d1aa</meta:generator>
    <meta:document-statistic meta:table-count="0" meta:image-count="0" meta:object-count="0" meta:page-count="18" meta:paragraph-count="718" meta:word-count="4234" meta:character-count="35327" meta:non-whitespace-character-count="29200"/>
  </office:meta>
</office:document-meta>
</file>